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1.2543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1.4043in"/>
    </style:style>
    <style:style style:name="co8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alileo" table:style-name="ta1">
        <table:shapes>
          <draw:frame draw:z-index="0" draw:style-name="gr1" draw:text-style-name="P1" svg:width="6.2917in" svg:height="3.5453in" svg:x="0.8772in" svg:y="4.5173in">
            <draw:object draw:notify-on-update-of-ranges="Galileo.B3:Galileo.B23 'new Galileo'.K3:'new Galileo'.K3 Galileo.L3:Galileo.L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17in" svg:height="3.5453in" svg:x="8.5551in" svg:y="4.6953in">
            <draw:object draw:notify-on-update-of-ranges="Galileo.B3:Galileo.B23 'new Galileo'.L3:'new Galileo'.L3 Galileo.K3:Galileo.K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BM Name</text:p>
          </table:table-cell>
          <table:table-cell office:value-type="string" calcext:value-type="string">
            <text:p>BM1 (mA)</text:p>
          </table:table-cell>
          <table:table-cell office:value-type="string" calcext:value-type="string">
            <text:p>BM2 (mA)</text:p>
          </table:table-cell>
          <table:table-cell office:value-type="string" calcext:value-type="string">
            <text:p>BM3 (mA)</text:p>
          </table:table-cell>
          <table:table-cell office:value-type="string" calcext:value-type="string">
            <text:p>T1 (mS)</text:p>
          </table:table-cell>
          <table:table-cell office:value-type="string" calcext:value-type="string">
            <text:p>T2 (mS)</text:p>
          </table:table-cell>
          <table:table-cell office:value-type="string" calcext:value-type="string">
            <text:p>T3 (mS)</text:p>
          </table:table-cell>
          <table:table-cell office:value-type="string" calcext:value-type="string">
            <text:p>Median BM (mA)</text:p>
          </table:table-cell>
          <table:table-cell office:value-type="string" calcext:value-type="string">
            <text:p>Median T (S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Energy (mW/h)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ch1</text:p>
          </table:table-cell>
          <table:table-cell office:value-type="string" calcext:value-type="string">
            <text:p>Bench2</text:p>
          </table:table-cell>
          <table:table-cell office:value-type="string" calcext:value-type="string">
            <text:p>Bench3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medbench</text:p>
          </table:table-cell>
          <table:table-cell office:value-type="string" calcext:value-type="string">
            <text:p>medtime</text:p>
          </table:table-cell>
          <table:table-cell office:value-type="string" calcext:value-type="string">
            <text:p>powerW</text:p>
          </table:table-cell>
          <table:table-cell office:value-type="string" calcext:value-type="string">
            <text:p>energymW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office:value-type="float" office:value="431.9" calcext:value-type="float">
            <text:p>431.9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3" office:value-type="float" office:value="129147" calcext:value-type="float">
            <text:p>129147</text:p>
          </table:table-cell>
          <table:table-cell table:formula="of:=MEDIAN([.C4:.E4])" office:value-type="float" office:value="430.3" calcext:value-type="float">
            <text:p>430.3</text:p>
          </table:table-cell>
          <table:table-cell table:formula="of:=MEDIAN([.F4:.H4])/1000" office:value-type="float" office:value="145.291" calcext:value-type="float">
            <text:p>145.291</text:p>
          </table:table-cell>
          <table:table-cell table:formula="of:=[.I4]*6.36/1000" office:value-type="float" office:value="2.736708" calcext:value-type="float">
            <text:p>2.736708</text:p>
          </table:table-cell>
          <table:table-cell table:formula="of:=(([.I4]/1000*5.16)/1000)/(3600/[.J4]/1000000)" office:value-type="float" office:value="89.6101614633333" calcext:value-type="float">
            <text:p>89.61016146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p\_nop</text:p>
          </table:table-cell>
          <table:table-cell office:value-type="float" office:value="430.2" calcext:value-type="float">
            <text:p>430.2</text:p>
          </table:table-cell>
          <table:table-cell office:value-type="float" office:value="430.4" calcext:value-type="float">
            <text:p>430.4</text:p>
          </table:table-cell>
          <table:table-cell office:value-type="float" office:value="430.3" calcext:value-type="float">
            <text:p>430.3</text:p>
          </table:table-cell>
          <table:table-cell table:number-columns-repeated="3" office:value-type="float" office:value="145291" calcext:value-type="float">
            <text:p>145291</text:p>
          </table:table-cell>
          <table:table-cell table:formula="of:=MEDIAN([.C5:.E5])" office:value-type="float" office:value="431.1" calcext:value-type="float">
            <text:p>431.1</text:p>
          </table:table-cell>
          <table:table-cell table:formula="of:=MEDIAN([.F5:.H5])/1000" office:value-type="float" office:value="161.434" calcext:value-type="float">
            <text:p>161.434</text:p>
          </table:table-cell>
          <table:table-cell table:formula="of:=[.I5]*6.36/1000" office:value-type="float" office:value="2.741796" calcext:value-type="float">
            <text:p>2.741796</text:p>
          </table:table-cell>
          <table:table-cell table:formula="of:=(([.I5]/1000*5.16)/1000)/(3600/[.J5]/1000000)" office:value-type="float" office:value="99.75168294" calcext:value-type="float">
            <text:p>99.751682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p\_nop\_nop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431.1" calcext:value-type="float">
            <text:p>431.1</text:p>
          </table:table-cell>
          <table:table-cell office:value-type="float" office:value="161435" calcext:value-type="float">
            <text:p>161435</text:p>
          </table:table-cell>
          <table:table-cell table:number-columns-repeated="2" office:value-type="float" office:value="161434" calcext:value-type="float">
            <text:p>161434</text:p>
          </table:table-cell>
          <table:table-cell table:formula="of:=MEDIAN([.C6:.E6])" office:value-type="float" office:value="431.5" calcext:value-type="float">
            <text:p>431.5</text:p>
          </table:table-cell>
          <table:table-cell table:formula="of:=MEDIAN([.F6:.H6])/1000" office:value-type="float" office:value="145.291" calcext:value-type="float">
            <text:p>145.291</text:p>
          </table:table-cell>
          <table:table-cell table:formula="of:=[.I6]*6.36/1000" office:value-type="float" office:value="2.74434" calcext:value-type="float">
            <text:p>2.74434</text:p>
          </table:table-cell>
          <table:table-cell table:formula="of:=(([.I6]/1000*5.16)/1000)/(3600/[.J6]/1000000)" office:value-type="float" office:value="89.8600619833333" calcext:value-type="float">
            <text:p>89.86006198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l\_0</text:p>
          </table:table-cell>
          <table:table-cell office:value-type="float" office:value="431.4" calcext:value-type="float">
            <text:p>431.4</text:p>
          </table:table-cell>
          <table:table-cell office:value-type="float" office:value="431.7" calcext:value-type="float">
            <text:p>431.7</text:p>
          </table:table-cell>
          <table:table-cell office:value-type="float" office:value="431.5" calcext:value-type="float">
            <text:p>431.5</text:p>
          </table:table-cell>
          <table:table-cell office:value-type="float" office:value="145292" calcext:value-type="float">
            <text:p>145292</text:p>
          </table:table-cell>
          <table:table-cell table:number-columns-repeated="2" office:value-type="float" office:value="145291" calcext:value-type="float">
            <text:p>145291</text:p>
          </table:table-cell>
          <table:table-cell table:formula="of:=MEDIAN([.C7:.E7])" office:value-type="float" office:value="435.3" calcext:value-type="float">
            <text:p>435.3</text:p>
          </table:table-cell>
          <table:table-cell table:formula="of:=MEDIAN([.F7:.H7])/1000" office:value-type="float" office:value="145.291" calcext:value-type="float">
            <text:p>145.291</text:p>
          </table:table-cell>
          <table:table-cell table:formula="of:=[.I7]*6.36/1000" office:value-type="float" office:value="2.768508" calcext:value-type="float">
            <text:p>2.768508</text:p>
          </table:table-cell>
          <table:table-cell table:formula="of:=(([.I7]/1000*5.16)/1000)/(3600/[.J7]/1000000)" office:value-type="float" office:value="90.65141363" calcext:value-type="float">
            <text:p>90.651413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l\_32</text:p>
          </table:table-cell>
          <table:table-cell office:value-type="float" office:value="435.3" calcext:value-type="float">
            <text:p>435.3</text:p>
          </table:table-cell>
          <table:table-cell office:value-type="float" office:value="435.2" calcext:value-type="float">
            <text:p>435.2</text:p>
          </table:table-cell>
          <table:table-cell office:value-type="float" office:value="435.5" calcext:value-type="float">
            <text:p>435.5</text:p>
          </table:table-cell>
          <table:table-cell table:number-columns-repeated="3" office:value-type="float" office:value="145291" calcext:value-type="float">
            <text:p>145291</text:p>
          </table:table-cell>
          <table:table-cell table:formula="of:=MEDIAN([.C8:.E8])" office:value-type="float" office:value="431.4" calcext:value-type="float">
            <text:p>431.4</text:p>
          </table:table-cell>
          <table:table-cell table:formula="of:=MEDIAN([.F8:.H8])/1000" office:value-type="float" office:value="145.291" calcext:value-type="float">
            <text:p>145.291</text:p>
          </table:table-cell>
          <table:table-cell table:formula="of:=[.I8]*6.36/1000" office:value-type="float" office:value="2.744976" calcext:value-type="float">
            <text:p>2.744976</text:p>
          </table:table-cell>
          <table:table-cell table:formula="of:=(([.I8]/1000*5.16)/1000)/(3600/[.J8]/1000000)" office:value-type="float" office:value="89.8808870266667" calcext:value-type="float">
            <text:p>89.88088702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\_0</text:p>
          </table:table-cell>
          <table:table-cell office:value-type="float" office:value="431.4" calcext:value-type="float">
            <text:p>431.4</text:p>
          </table:table-cell>
          <table:table-cell office:value-type="float" office:value="432.1" calcext:value-type="float">
            <text:p>432.1</text:p>
          </table:table-cell>
          <table:table-cell office:value-type="float" office:value="431.2" calcext:value-type="float">
            <text:p>431.2</text:p>
          </table:table-cell>
          <table:table-cell table:number-columns-repeated="2" office:value-type="float" office:value="145291" calcext:value-type="float">
            <text:p>145291</text:p>
          </table:table-cell>
          <table:table-cell office:value-type="float" office:value="145292" calcext:value-type="float">
            <text:p>145292</text:p>
          </table:table-cell>
          <table:table-cell table:formula="of:=MEDIAN([.C9:.E9])" office:value-type="float" office:value="435.2" calcext:value-type="float">
            <text:p>435.2</text:p>
          </table:table-cell>
          <table:table-cell table:formula="of:=MEDIAN([.F9:.H9])/1000" office:value-type="float" office:value="145.291" calcext:value-type="float">
            <text:p>145.291</text:p>
          </table:table-cell>
          <table:table-cell table:formula="of:=[.I9]*6.36/1000" office:value-type="float" office:value="2.767872" calcext:value-type="float">
            <text:p>2.767872</text:p>
          </table:table-cell>
          <table:table-cell table:formula="of:=(([.I9]/1000*5.16)/1000)/(3600/[.J9]/1000000)" office:value-type="float" office:value="90.6305885866667" calcext:value-type="float">
            <text:p>90.63058858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d\_32</text:p>
          </table:table-cell>
          <table:table-cell office:value-type="float" office:value="434.9" calcext:value-type="float">
            <text:p>434.9</text:p>
          </table:table-cell>
          <table:table-cell office:value-type="float" office:value="435.2" calcext:value-type="float">
            <text:p>435.2</text:p>
          </table:table-cell>
          <table:table-cell office:value-type="float" office:value="435.3" calcext:value-type="float">
            <text:p>435.3</text:p>
          </table:table-cell>
          <table:table-cell table:number-columns-repeated="3" office:value-type="float" office:value="145291" calcext:value-type="float">
            <text:p>145291</text:p>
          </table:table-cell>
          <table:table-cell table:formula="of:=MEDIAN([.C10:.E10])" office:value-type="float" office:value="432.8" calcext:value-type="float">
            <text:p>432.8</text:p>
          </table:table-cell>
          <table:table-cell table:formula="of:=MEDIAN([.F10:.H10])/1000" office:value-type="float" office:value="177.579" calcext:value-type="float">
            <text:p>177.579</text:p>
          </table:table-cell>
          <table:table-cell table:formula="of:=[.I10]*6.36/1000" office:value-type="float" office:value="2.753244" calcext:value-type="float">
            <text:p>2.753244</text:p>
          </table:table-cell>
          <table:table-cell table:formula="of:=(([.I10]/1000*5.16)/1000)/(3600/[.J10]/1000000)" office:value-type="float" office:value="110.18599371" calcext:value-type="float">
            <text:p>110.185993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or\_0</text:p>
          </table:table-cell>
          <table:table-cell table:number-columns-repeated="2" office:value-type="float" office:value="432.8" calcext:value-type="float">
            <text:p>432.8</text:p>
          </table:table-cell>
          <table:table-cell office:value-type="float" office:value="433.5" calcext:value-type="float">
            <text:p>433.5</text:p>
          </table:table-cell>
          <table:table-cell office:value-type="float" office:value="177578" calcext:value-type="float">
            <text:p>177578</text:p>
          </table:table-cell>
          <table:table-cell table:number-columns-repeated="2" office:value-type="float" office:value="177579" calcext:value-type="float">
            <text:p>177579</text:p>
          </table:table-cell>
          <table:table-cell table:formula="of:=MEDIAN([.C11:.E11])" office:value-type="float" office:value="432.7" calcext:value-type="float">
            <text:p>432.7</text:p>
          </table:table-cell>
          <table:table-cell table:formula="of:=MEDIAN([.F11:.H11])/1000" office:value-type="float" office:value="177.578" calcext:value-type="float">
            <text:p>177.578</text:p>
          </table:table-cell>
          <table:table-cell table:formula="of:=[.I11]*6.36/1000" office:value-type="float" office:value="2.751972" calcext:value-type="float">
            <text:p>2.751972</text:p>
          </table:table-cell>
          <table:table-cell table:formula="of:=(([.I11]/1000*5.16)/1000)/(3600/[.J11]/1000000)" office:value-type="float" office:value="110.134467526667" calcext:value-type="float">
            <text:p>110.13446752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bl\_0</text:p>
          </table:table-cell>
          <table:table-cell office:value-type="float" office:value="432.7" calcext:value-type="float">
            <text:p>432.7</text:p>
          </table:table-cell>
          <table:table-cell office:value-type="float" office:value="432.6" calcext:value-type="float">
            <text:p>432.6</text:p>
          </table:table-cell>
          <table:table-cell office:value-type="float" office:value="432.9" calcext:value-type="float">
            <text:p>432.9</text:p>
          </table:table-cell>
          <table:table-cell table:number-columns-repeated="3" office:value-type="float" office:value="177578" calcext:value-type="float">
            <text:p>177578</text:p>
          </table:table-cell>
          <table:table-cell table:formula="of:=MEDIAN([.C12:.E12])" office:value-type="float" office:value="432.9" calcext:value-type="float">
            <text:p>432.9</text:p>
          </table:table-cell>
          <table:table-cell table:formula="of:=MEDIAN([.F12:.H12])/1000" office:value-type="float" office:value="177.579" calcext:value-type="float">
            <text:p>177.579</text:p>
          </table:table-cell>
          <table:table-cell table:formula="of:=[.I12]*6.36/1000" office:value-type="float" office:value="2.753244" calcext:value-type="float">
            <text:p>2.753244</text:p>
          </table:table-cell>
          <table:table-cell table:formula="of:=(([.I12]/1000*5.16)/1000)/(3600/[.J12]/1000000)" office:value-type="float" office:value="110.18599371" calcext:value-type="float">
            <text:p>110.185993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c\_8</text:p>
          </table:table-cell>
          <table:table-cell office:value-type="float" office:value="433.1" calcext:value-type="float">
            <text:p>433.1</text:p>
          </table:table-cell>
          <table:table-cell office:value-type="float" office:value="432.9" calcext:value-type="float">
            <text:p>432.9</text:p>
          </table:table-cell>
          <table:table-cell office:value-type="float" office:value="432.8" calcext:value-type="float">
            <text:p>432.8</text:p>
          </table:table-cell>
          <table:table-cell table:number-columns-repeated="3" office:value-type="float" office:value="177579" calcext:value-type="float">
            <text:p>177579</text:p>
          </table:table-cell>
          <table:table-cell table:formula="of:=MEDIAN([.C13:.E13])" office:value-type="float" office:value="432.9" calcext:value-type="float">
            <text:p>432.9</text:p>
          </table:table-cell>
          <table:table-cell table:formula="of:=MEDIAN([.F13:.H13])/1000" office:value-type="float" office:value="177.578" calcext:value-type="float">
            <text:p>177.578</text:p>
          </table:table-cell>
          <table:table-cell table:formula="of:=[.I13]*6.36/1000" office:value-type="float" office:value="2.753244" calcext:value-type="float">
            <text:p>2.753244</text:p>
          </table:table-cell>
          <table:table-cell table:formula="of:=(([.I13]/1000*5.16)/1000)/(3600/[.J13]/1000000)" office:value-type="float" office:value="110.18537322" calcext:value-type="float">
            <text:p>110.185373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or\_32</text:p>
          </table:table-cell>
          <table:table-cell office:value-type="float" office:value="432.7" calcext:value-type="float">
            <text:p>432.7</text:p>
          </table:table-cell>
          <table:table-cell office:value-type="float" office:value="432.9" calcext:value-type="float">
            <text:p>432.9</text:p>
          </table:table-cell>
          <table:table-cell office:value-type="float" office:value="433.1" calcext:value-type="float">
            <text:p>433.1</text:p>
          </table:table-cell>
          <table:table-cell table:number-columns-repeated="3" office:value-type="float" office:value="177578" calcext:value-type="float">
            <text:p>177578</text:p>
          </table:table-cell>
          <table:table-cell table:formula="of:=MEDIAN([.C14:.E14])" office:value-type="float" office:value="427.4" calcext:value-type="float">
            <text:p>427.4</text:p>
          </table:table-cell>
          <table:table-cell table:formula="of:=MEDIAN([.F14:.H14])/1000" office:value-type="float" office:value="226.008" calcext:value-type="float">
            <text:p>226.008</text:p>
          </table:table-cell>
          <table:table-cell table:formula="of:=[.I14]*6.36/1000" office:value-type="float" office:value="2.718264" calcext:value-type="float">
            <text:p>2.718264</text:p>
          </table:table-cell>
          <table:table-cell table:formula="of:=(([.I14]/1000*5.16)/1000)/(3600/[.J14]/1000000)" office:value-type="float" office:value="138.45400752" calcext:value-type="float">
            <text:p>138.454007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\_32</text:p>
          </table:table-cell>
          <table:table-cell office:value-type="float" office:value="427.9" calcext:value-type="float">
            <text:p>427.9</text:p>
          </table:table-cell>
          <table:table-cell office:value-type="float" office:value="427.3" calcext:value-type="float">
            <text:p>427.3</text:p>
          </table:table-cell>
          <table:table-cell office:value-type="float" office:value="427.4" calcext:value-type="float">
            <text:p>427.4</text:p>
          </table:table-cell>
          <table:table-cell table:number-columns-repeated="3" office:value-type="float" office:value="226008" calcext:value-type="float">
            <text:p>226008</text:p>
          </table:table-cell>
          <table:table-cell table:formula="of:=MEDIAN([.C15:.E15])" office:value-type="float" office:value="429.7" calcext:value-type="float">
            <text:p>429.7</text:p>
          </table:table-cell>
          <table:table-cell table:formula="of:=MEDIAN([.F15:.H15])/1000" office:value-type="float" office:value="226.008" calcext:value-type="float">
            <text:p>226.008</text:p>
          </table:table-cell>
          <table:table-cell table:formula="of:=[.I15]*6.36/1000" office:value-type="float" office:value="2.732892" calcext:value-type="float">
            <text:p>2.732892</text:p>
          </table:table-cell>
          <table:table-cell table:formula="of:=(([.I15]/1000*5.16)/1000)/(3600/[.J15]/1000000)" office:value-type="float" office:value="139.19908056" calcext:value-type="float">
            <text:p>139.199080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bl\_32</text:p>
          </table:table-cell>
          <table:table-cell office:value-type="float" office:value="429.7" calcext:value-type="float">
            <text:p>429.7</text:p>
          </table:table-cell>
          <table:table-cell office:value-type="float" office:value="429.5" calcext:value-type="float">
            <text:p>429.5</text:p>
          </table:table-cell>
          <table:table-cell office:value-type="float" office:value="429.9" calcext:value-type="float">
            <text:p>429.9</text:p>
          </table:table-cell>
          <table:table-cell table:number-columns-repeated="3" office:value-type="float" office:value="226008" calcext:value-type="float">
            <text:p>226008</text:p>
          </table:table-cell>
          <table:table-cell table:formula="of:=MEDIAN([.C16:.E16])" office:value-type="float" office:value="435.7" calcext:value-type="float">
            <text:p>435.7</text:p>
          </table:table-cell>
          <table:table-cell table:formula="of:=MEDIAN([.F16:.H16])/1000" office:value-type="float" office:value="145.291" calcext:value-type="float">
            <text:p>145.291</text:p>
          </table:table-cell>
          <table:table-cell table:formula="of:=[.I16]*6.36/1000" office:value-type="float" office:value="2.772324" calcext:value-type="float">
            <text:p>2.772324</text:p>
          </table:table-cell>
          <table:table-cell table:formula="of:=(([.I16]/1000*5.16)/1000)/(3600/[.J16]/1000000)" office:value-type="float" office:value="90.77636389" calcext:value-type="float">
            <text:p>90.776363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c\_8</text:p>
          </table:table-cell>
          <table:table-cell office:value-type="float" office:value="436.4" calcext:value-type="float">
            <text:p>436.4</text:p>
          </table:table-cell>
          <table:table-cell office:value-type="float" office:value="435.6" calcext:value-type="float">
            <text:p>435.6</text:p>
          </table:table-cell>
          <table:table-cell office:value-type="float" office:value="435.7" calcext:value-type="float">
            <text:p>435.7</text:p>
          </table:table-cell>
          <table:table-cell office:value-type="float" office:value="145292" calcext:value-type="float">
            <text:p>145292</text:p>
          </table:table-cell>
          <table:table-cell table:number-columns-repeated="2" office:value-type="float" office:value="145291" calcext:value-type="float">
            <text:p>145291</text:p>
          </table:table-cell>
          <table:table-cell table:formula="of:=MEDIAN([.C17:.E17])" office:value-type="float" office:value="434.4" calcext:value-type="float">
            <text:p>434.4</text:p>
          </table:table-cell>
          <table:table-cell table:formula="of:=MEDIAN([.F17:.H17])/1000" office:value-type="float" office:value="161.434" calcext:value-type="float">
            <text:p>161.434</text:p>
          </table:table-cell>
          <table:table-cell table:formula="of:=[.I17]*6.36/1000" office:value-type="float" office:value="2.762784" calcext:value-type="float">
            <text:p>2.762784</text:p>
          </table:table-cell>
          <table:table-cell table:formula="of:=(([.I17]/1000*5.16)/1000)/(3600/[.J17]/1000000)" office:value-type="float" office:value="100.51526576" calcext:value-type="float">
            <text:p>100.51526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\_0</text:p>
          </table:table-cell>
          <table:table-cell office:value-type="float" office:value="433.8" calcext:value-type="float">
            <text:p>433.8</text:p>
          </table:table-cell>
          <table:table-cell office:value-type="float" office:value="434.4" calcext:value-type="float">
            <text:p>434.4</text:p>
          </table:table-cell>
          <table:table-cell office:value-type="float" office:value="434.6" calcext:value-type="float">
            <text:p>434.6</text:p>
          </table:table-cell>
          <table:table-cell table:number-columns-repeated="3" office:value-type="float" office:value="161434" calcext:value-type="float">
            <text:p>161434</text:p>
          </table:table-cell>
          <table:table-cell table:formula="of:=MEDIAN([.C18:.E18])" office:value-type="float" office:value="435.1" calcext:value-type="float">
            <text:p>435.1</text:p>
          </table:table-cell>
          <table:table-cell table:formula="of:=MEDIAN([.F18:.H18])/1000" office:value-type="float" office:value="145.291" calcext:value-type="float">
            <text:p>145.291</text:p>
          </table:table-cell>
          <table:table-cell table:formula="of:=[.I18]*6.36/1000" office:value-type="float" office:value="2.7666" calcext:value-type="float">
            <text:p>2.7666</text:p>
          </table:table-cell>
          <table:table-cell table:formula="of:=(([.I18]/1000*5.16)/1000)/(3600/[.J18]/1000000)" office:value-type="float" office:value="90.5889385" calcext:value-type="float">
            <text:p>90.58893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r\_0</text:p>
          </table:table-cell>
          <table:table-cell office:value-type="float" office:value="434.7" calcext:value-type="float">
            <text:p>434.7</text:p>
          </table:table-cell>
          <table:table-cell office:value-type="float" office:value="435.2" calcext:value-type="float">
            <text:p>435.2</text:p>
          </table:table-cell>
          <table:table-cell office:value-type="float" office:value="435.1" calcext:value-type="float">
            <text:p>435.1</text:p>
          </table:table-cell>
          <table:table-cell office:value-type="float" office:value="145292" calcext:value-type="float">
            <text:p>145292</text:p>
          </table:table-cell>
          <table:table-cell table:number-columns-repeated="2" office:value-type="float" office:value="145291" calcext:value-type="float">
            <text:p>145291</text:p>
          </table:table-cell>
          <table:table-cell table:formula="of:=MEDIAN([.C19:.E19])" office:value-type="float" office:value="429.7" calcext:value-type="float">
            <text:p>429.7</text:p>
          </table:table-cell>
          <table:table-cell table:formula="of:=MEDIAN([.F19:.H19])/1000" office:value-type="float" office:value="145.291" calcext:value-type="float">
            <text:p>145.291</text:p>
          </table:table-cell>
          <table:table-cell table:formula="of:=[.I19]*6.36/1000" office:value-type="float" office:value="2.732892" calcext:value-type="float">
            <text:p>2.732892</text:p>
          </table:table-cell>
          <table:table-cell table:formula="of:=(([.I19]/1000*5.16)/1000)/(3600/[.J19]/1000000)" office:value-type="float" office:value="89.4852112033333" calcext:value-type="float">
            <text:p>89.48521120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r\_32</text:p>
          </table:table-cell>
          <table:table-cell office:value-type="float" office:value="428.6" calcext:value-type="float">
            <text:p>428.6</text:p>
          </table:table-cell>
          <table:table-cell office:value-type="float" office:value="429.7" calcext:value-type="float">
            <text:p>429.7</text:p>
          </table:table-cell>
          <table:table-cell office:value-type="float" office:value="430.6" calcext:value-type="float">
            <text:p>430.6</text:p>
          </table:table-cell>
          <table:table-cell table:number-columns-repeated="2" office:value-type="float" office:value="145291" calcext:value-type="float">
            <text:p>145291</text:p>
          </table:table-cell>
          <table:table-cell office:value-type="float" office:value="145292" calcext:value-type="float">
            <text:p>145292</text:p>
          </table:table-cell>
          <table:table-cell table:formula="of:=MEDIAN([.C20:.E20])" office:value-type="float" office:value="435.3" calcext:value-type="float">
            <text:p>435.3</text:p>
          </table:table-cell>
          <table:table-cell table:formula="of:=MEDIAN([.F20:.H20])/1000" office:value-type="float" office:value="145.291" calcext:value-type="float">
            <text:p>145.291</text:p>
          </table:table-cell>
          <table:table-cell table:formula="of:=[.I20]*6.36/1000" office:value-type="float" office:value="2.768826" calcext:value-type="float">
            <text:p>2.768826</text:p>
          </table:table-cell>
          <table:table-cell table:formula="of:=(([.I20]/1000*5.16)/1000)/(3600/[.J20]/1000000)" office:value-type="float" office:value="90.6618261516667" calcext:value-type="float">
            <text:p>90.66182615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hl\_0</text:p>
          </table:table-cell>
          <table:table-cell office:value-type="float" office:value="436" calcext:value-type="float">
            <text:p>436</text:p>
          </table:table-cell>
          <table:table-cell office:value-type="float" office:value="435.3" calcext:value-type="float">
            <text:p>435.3</text:p>
          </table:table-cell>
          <table:table-cell office:value-type="float" office:value="434.9" calcext:value-type="float">
            <text:p>434.9</text:p>
          </table:table-cell>
          <table:table-cell table:number-columns-repeated="3" office:value-type="float" office:value="145291" calcext:value-type="float">
            <text:p>145291</text:p>
          </table:table-cell>
          <table:table-cell table:formula="of:=MEDIAN([.C21:.E21])" office:value-type="float" office:value="431.2" calcext:value-type="float">
            <text:p>431.2</text:p>
          </table:table-cell>
          <table:table-cell table:formula="of:=MEDIAN([.F21:.H21])/1000" office:value-type="float" office:value="145.291" calcext:value-type="float">
            <text:p>145.291</text:p>
          </table:table-cell>
          <table:table-cell table:formula="of:=[.I21]*6.36/1000" office:value-type="float" office:value="2.741796" calcext:value-type="float">
            <text:p>2.741796</text:p>
          </table:table-cell>
          <table:table-cell table:formula="of:=(([.I21]/1000*5.16)/1000)/(3600/[.J21]/1000000)" office:value-type="float" office:value="89.77676181" calcext:value-type="float">
            <text:p>89.776761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hl\_32</text:p>
          </table:table-cell>
          <table:table-cell office:value-type="float" office:value="429.8" calcext:value-type="float">
            <text:p>429.8</text:p>
          </table:table-cell>
          <table:table-cell office:value-type="float" office:value="431.2" calcext:value-type="float">
            <text:p>431.2</text:p>
          </table:table-cell>
          <table:table-cell office:value-type="float" office:value="431.4" calcext:value-type="float">
            <text:p>431.4</text:p>
          </table:table-cell>
          <table:table-cell table:number-columns-repeated="3" office:value-type="float" office:value="145291" calcext:value-type="float">
            <text:p>145291</text:p>
          </table:table-cell>
          <table:table-cell table:formula="of:=MEDIAN([.C22:.E22])" office:value-type="float" office:value="431.5" calcext:value-type="float">
            <text:p>431.5</text:p>
          </table:table-cell>
          <table:table-cell table:formula="of:=MEDIAN([.F22:.H22])/1000" office:value-type="float" office:value="145.292" calcext:value-type="float">
            <text:p>145.292</text:p>
          </table:table-cell>
          <table:table-cell table:formula="of:=[.I22]*6.36/1000" office:value-type="float" office:value="2.744976" calcext:value-type="float">
            <text:p>2.744976</text:p>
          </table:table-cell>
          <table:table-cell table:formula="of:=(([.I22]/1000*5.16)/1000)/(3600/[.J22]/1000000)" office:value-type="float" office:value="89.8815056533333" calcext:value-type="float">
            <text:p>89.88150565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ull\_0</text:p>
          </table:table-cell>
          <table:table-cell office:value-type="float" office:value="432.5" calcext:value-type="float">
            <text:p>432.5</text:p>
          </table:table-cell>
          <table:table-cell table:number-columns-repeated="2" office:value-type="float" office:value="431.5" calcext:value-type="float">
            <text:p>431.5</text:p>
          </table:table-cell>
          <table:table-cell office:value-type="float" office:value="145291" calcext:value-type="float">
            <text:p>145291</text:p>
          </table:table-cell>
          <table:table-cell table:number-columns-repeated="2" office:value-type="float" office:value="145292" calcext:value-type="float">
            <text:p>145292</text:p>
          </table:table-cell>
          <table:table-cell table:formula="of:=MEDIAN([.C23:.E23])" office:value-type="float" office:value="435" calcext:value-type="float">
            <text:p>435</text:p>
          </table:table-cell>
          <table:table-cell table:formula="of:=MEDIAN([.F23:.H23])/1000" office:value-type="float" office:value="145.291" calcext:value-type="float">
            <text:p>145.291</text:p>
          </table:table-cell>
          <table:table-cell table:formula="of:=[.I23]*6.36/1000" office:value-type="float" office:value="2.764692" calcext:value-type="float">
            <text:p>2.764692</text:p>
          </table:table-cell>
          <table:table-cell table:formula="of:=(([.I23]/1000*5.16)/1000)/(3600/[.J23]/1000000)" office:value-type="float" office:value="90.52646337" calcext:value-type="float">
            <text:p>90.526463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ull\_32</text:p>
          </table:table-cell>
          <table:table-cell office:value-type="float" office:value="434.2" calcext:value-type="float">
            <text:p>434.2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145291" calcext:value-type="float">
            <text:p>145291</text:p>
          </table:table-cell>
          <table:table-cell office:value-type="float" office:value="145292" calcext:value-type="float">
            <text:p>145292</text:p>
          </table:table-cell>
          <table:table-cell office:value-type="float" office:value="145291" calcext:value-type="float">
            <text:p>145291</text:p>
          </table:table-cell>
          <table:table-cell table:formula="of:=MEDIAN([.C23:.E23])" office:value-type="float" office:value="435" calcext:value-type="float">
            <text:p>435</text:p>
          </table:table-cell>
          <table:table-cell table:formula="of:=MEDIAN([.F23:.H23])/1000" office:value-type="float" office:value="145.291" calcext:value-type="float">
            <text:p>145.291</text:p>
          </table:table-cell>
          <table:table-cell table:formula="of:=[.I23]*6.36/1000" office:value-type="float" office:value="2.7666" calcext:value-type="float">
            <text:p>2.7666</text:p>
          </table:table-cell>
          <table:table-cell table:formula="of:=(([.I23]/1000*5.16)/1000)/(3600/[.J23]/1000000)" office:value-type="float" office:value="90.5889385" calcext:value-type="float">
            <text:p>90.5889385</text:p>
          </table:table-cell>
        </table:table-row>
      </table:table>
      <table:table table:name="Raspberry" table:style-name="ta1">
        <table:shapes>
          <draw:frame draw:z-index="0" draw:style-name="gr1" draw:text-style-name="P1" svg:width="6.3035in" svg:height="3.5453in" svg:x="2.9461in" svg:y="4.7583in">
            <draw:object draw:notify-on-update-of-ranges="Raspberry.B3:Raspberry.B25 Raspberry.J2:Raspberry.J2 Raspberry.J3:Raspberry.J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office:value-type="string" calcext:value-type="string">
            <text:p>BM Name</text:p>
          </table:table-cell>
          <table:table-cell office:value-type="string" calcext:value-type="string">
            <text:p>BM1 (mA)</text:p>
          </table:table-cell>
          <table:table-cell office:value-type="string" calcext:value-type="string">
            <text:p>BM2 (mA)</text:p>
          </table:table-cell>
          <table:table-cell office:value-type="string" calcext:value-type="string">
            <text:p>BM3 (mA)</text:p>
          </table:table-cell>
          <table:table-cell office:value-type="string" calcext:value-type="string">
            <text:p>T1 (mS)</text:p>
          </table:table-cell>
          <table:table-cell office:value-type="string" calcext:value-type="string">
            <text:p>T2 (mS)</text:p>
          </table:table-cell>
          <table:table-cell office:value-type="string" calcext:value-type="string">
            <text:p>T3 (mS)</text:p>
          </table:table-cell>
          <table:table-cell office:value-type="string" calcext:value-type="string">
            <text:p>Median BM (mA)</text:p>
          </table:table-cell>
          <table:table-cell office:value-type="string" calcext:value-type="string">
            <text:p>Median T (S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Energy (mW/h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ch1</text:p>
          </table:table-cell>
          <table:table-cell office:value-type="string" calcext:value-type="string">
            <text:p>Bench2</text:p>
          </table:table-cell>
          <table:table-cell office:value-type="string" calcext:value-type="string">
            <text:p>Bench3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medbench</text:p>
          </table:table-cell>
          <table:table-cell office:value-type="string" calcext:value-type="string">
            <text:p>medtime</text:p>
          </table:table-cell>
          <table:table-cell office:value-type="string" calcext:value-type="string">
            <text:p>powerW</text:p>
          </table:table-cell>
          <table:table-cell office:value-type="string" calcext:value-type="string">
            <text:p>energymWh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439.6" calcext:value-type="float">
            <text:p>439.6</text:p>
          </table:table-cell>
          <table:table-cell office:value-type="float" office:value="123555" calcext:value-type="float">
            <text:p>123555</text:p>
          </table:table-cell>
          <table:table-cell table:number-columns-repeated="2" office:value-type="float" office:value="123556" calcext:value-type="float">
            <text:p>123556</text:p>
          </table:table-cell>
          <table:table-cell table:formula="of:=MEDIAN([.C3:.E3])" office:value-type="float" office:value="439.6" calcext:value-type="float">
            <text:p>439.6</text:p>
          </table:table-cell>
          <table:table-cell table:formula="of:=MEDIAN([.F3:.H3])/1000" office:value-type="float" office:value="123.556" calcext:value-type="float">
            <text:p>123.556</text:p>
          </table:table-cell>
          <table:table-cell table:formula="of:=[.I3]*5.16/1000" office:value-type="float" office:value="2.268336" calcext:value-type="float">
            <text:p>2.268336</text:p>
          </table:table-cell>
          <table:table-cell table:formula="of:=(([.I3]/1000*5.16)/1000)/(3600/[.J3]/1000000)" office:value-type="float" office:value="77.8518118933333" calcext:value-type="float">
            <text:p>77.851811893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p\_nop</text:p>
          </table:table-cell>
          <table:table-cell office:value-type="float" office:value="431.1" calcext:value-type="float">
            <text:p>431.1</text:p>
          </table:table-cell>
          <table:table-cell office:value-type="float" office:value="431.5" calcext:value-type="float">
            <text:p>431.5</text:p>
          </table:table-cell>
          <table:table-cell office:value-type="float" office:value="431.8" calcext:value-type="float">
            <text:p>431.8</text:p>
          </table:table-cell>
          <table:table-cell office:value-type="float" office:value="154444" calcext:value-type="float">
            <text:p>154444</text:p>
          </table:table-cell>
          <table:table-cell table:number-columns-repeated="2" office:value-type="float" office:value="154445" calcext:value-type="float">
            <text:p>154445</text:p>
          </table:table-cell>
          <table:table-cell table:formula="of:=MEDIAN([.C4:.E4])" office:value-type="float" office:value="431.5" calcext:value-type="float">
            <text:p>431.5</text:p>
          </table:table-cell>
          <table:table-cell table:formula="of:=MEDIAN([.F4:.H4])/1000" office:value-type="float" office:value="154.445" calcext:value-type="float">
            <text:p>154.445</text:p>
          </table:table-cell>
          <table:table-cell table:formula="of:=[.I4]*5.16/1000" office:value-type="float" office:value="2.22654" calcext:value-type="float">
            <text:p>2.22654</text:p>
          </table:table-cell>
          <table:table-cell table:formula="of:=(([.I4]/1000*5.16)/1000)/(3600/[.J4]/1000000)" office:value-type="float" office:value="95.5216584166667" calcext:value-type="float">
            <text:p>95.521658416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p\_nop\_nop</text:p>
          </table:table-cell>
          <table:table-cell office:value-type="float" office:value="424.2" calcext:value-type="float">
            <text:p>424.2</text:p>
          </table:table-cell>
          <table:table-cell office:value-type="float" office:value="424.3" calcext:value-type="float">
            <text:p>424.3</text:p>
          </table:table-cell>
          <table:table-cell office:value-type="float" office:value="424.1" calcext:value-type="float">
            <text:p>424.1</text:p>
          </table:table-cell>
          <table:table-cell office:value-type="float" office:value="154447" calcext:value-type="float">
            <text:p>154447</text:p>
          </table:table-cell>
          <table:table-cell table:number-columns-repeated="2" office:value-type="float" office:value="154446" calcext:value-type="float">
            <text:p>154446</text:p>
          </table:table-cell>
          <table:table-cell table:formula="of:=MEDIAN([.C5:.E5])" office:value-type="float" office:value="424.2" calcext:value-type="float">
            <text:p>424.2</text:p>
          </table:table-cell>
          <table:table-cell table:formula="of:=MEDIAN([.F5:.H5])/1000" office:value-type="float" office:value="154.446" calcext:value-type="float">
            <text:p>154.446</text:p>
          </table:table-cell>
          <table:table-cell table:formula="of:=[.I5]*5.16/1000" office:value-type="float" office:value="2.188872" calcext:value-type="float">
            <text:p>2.188872</text:p>
          </table:table-cell>
          <table:table-cell table:formula="of:=(([.I5]/1000*5.16)/1000)/(3600/[.J5]/1000000)" office:value-type="float" office:value="93.90625692" calcext:value-type="float">
            <text:p>93.9062569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\_0</text:p>
          </table:table-cell>
          <table:table-cell office:value-type="float" office:value="435.3" calcext:value-type="float">
            <text:p>435.3</text:p>
          </table:table-cell>
          <table:table-cell table:number-columns-repeated="2" office:value-type="float" office:value="435.5" calcext:value-type="float">
            <text:p>435.5</text:p>
          </table:table-cell>
          <table:table-cell table:number-columns-repeated="3" office:value-type="float" office:value="123556" calcext:value-type="float">
            <text:p>123556</text:p>
          </table:table-cell>
          <table:table-cell table:formula="of:=MEDIAN([.C6:.E6])" office:value-type="float" office:value="435.5" calcext:value-type="float">
            <text:p>435.5</text:p>
          </table:table-cell>
          <table:table-cell table:formula="of:=MEDIAN([.F6:.H6])/1000" office:value-type="float" office:value="123.556" calcext:value-type="float">
            <text:p>123.556</text:p>
          </table:table-cell>
          <table:table-cell table:formula="of:=[.I6]*5.16/1000" office:value-type="float" office:value="2.24718" calcext:value-type="float">
            <text:p>2.24718</text:p>
          </table:table-cell>
          <table:table-cell table:formula="of:=(([.I6]/1000*5.16)/1000)/(3600/[.J6]/1000000)" office:value-type="float" office:value="77.1257144666667" calcext:value-type="float">
            <text:p>77.125714466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\_32</text:p>
          </table:table-cell>
          <table:table-cell office:value-type="float" office:value="438.4" calcext:value-type="float">
            <text:p>438.4</text:p>
          </table:table-cell>
          <table:table-cell office:value-type="float" office:value="438.6" calcext:value-type="float">
            <text:p>438.6</text:p>
          </table:table-cell>
          <table:table-cell office:value-type="float" office:value="438.7" calcext:value-type="float">
            <text:p>438.7</text:p>
          </table:table-cell>
          <table:table-cell table:number-columns-repeated="2" office:value-type="float" office:value="108112" calcext:value-type="float">
            <text:p>108112</text:p>
          </table:table-cell>
          <table:table-cell office:value-type="float" office:value="108113" calcext:value-type="float">
            <text:p>108113</text:p>
          </table:table-cell>
          <table:table-cell table:formula="of:=MEDIAN([.C7:.E7])" office:value-type="float" office:value="438.6" calcext:value-type="float">
            <text:p>438.6</text:p>
          </table:table-cell>
          <table:table-cell table:formula="of:=MEDIAN([.F7:.H7])/1000" office:value-type="float" office:value="108.112" calcext:value-type="float">
            <text:p>108.112</text:p>
          </table:table-cell>
          <table:table-cell table:formula="of:=[.I7]*5.16/1000" office:value-type="float" office:value="2.263176" calcext:value-type="float">
            <text:p>2.263176</text:p>
          </table:table-cell>
          <table:table-cell table:formula="of:=(([.I7]/1000*5.16)/1000)/(3600/[.J7]/1000000)" office:value-type="float" office:value="67.96568992" calcext:value-type="float">
            <text:p>67.9656899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dd8\_0</text:p>
          </table:table-cell>
          <table:table-cell office:value-type="float" office:value="429.3" calcext:value-type="float">
            <text:p>429.3</text:p>
          </table:table-cell>
          <table:table-cell table:number-columns-repeated="2" office:value-type="float" office:value="429.5" calcext:value-type="float">
            <text:p>429.5</text:p>
          </table:table-cell>
          <table:table-cell office:value-type="float" office:value="123556" calcext:value-type="float">
            <text:p>123556</text:p>
          </table:table-cell>
          <table:table-cell table:number-columns-repeated="2" office:value-type="float" office:value="123555" calcext:value-type="float">
            <text:p>123555</text:p>
          </table:table-cell>
          <table:table-cell table:formula="of:=MEDIAN([.C8:.E8])" office:value-type="float" office:value="429.5" calcext:value-type="float">
            <text:p>429.5</text:p>
          </table:table-cell>
          <table:table-cell table:formula="of:=MEDIAN([.F8:.H8])/1000" office:value-type="float" office:value="123.555" calcext:value-type="float">
            <text:p>123.555</text:p>
          </table:table-cell>
          <table:table-cell table:formula="of:=[.I8]*5.16/1000" office:value-type="float" office:value="2.21622" calcext:value-type="float">
            <text:p>2.21622</text:p>
          </table:table-cell>
          <table:table-cell table:formula="of:=(([.I8]/1000*5.16)/1000)/(3600/[.J8]/1000000)" office:value-type="float" office:value="76.06251725" calcext:value-type="float">
            <text:p>76.0625172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dd8\_8</text:p>
          </table:table-cell>
          <table:table-cell office:value-type="float" office:value="437.7" calcext:value-type="float">
            <text:p>437.7</text:p>
          </table:table-cell>
          <table:table-cell table:number-columns-repeated="2" office:value-type="float" office:value="437.6" calcext:value-type="float">
            <text:p>437.6</text:p>
          </table:table-cell>
          <table:table-cell office:value-type="float" office:value="123556" calcext:value-type="float">
            <text:p>123556</text:p>
          </table:table-cell>
          <table:table-cell table:number-columns-repeated="2" office:value-type="float" office:value="123555" calcext:value-type="float">
            <text:p>123555</text:p>
          </table:table-cell>
          <table:table-cell table:formula="of:=MEDIAN([.C9:.E9])" office:value-type="float" office:value="437.6" calcext:value-type="float">
            <text:p>437.6</text:p>
          </table:table-cell>
          <table:table-cell table:formula="of:=MEDIAN([.F9:.H9])/1000" office:value-type="float" office:value="123.555" calcext:value-type="float">
            <text:p>123.555</text:p>
          </table:table-cell>
          <table:table-cell table:formula="of:=[.I9]*5.16/1000" office:value-type="float" office:value="2.258016" calcext:value-type="float">
            <text:p>2.258016</text:p>
          </table:table-cell>
          <table:table-cell table:formula="of:=(([.I9]/1000*5.16)/1000)/(3600/[.J9]/1000000)" office:value-type="float" office:value="77.4969908" calcext:value-type="float">
            <text:p>77.4969908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dd16\_0</text:p>
          </table:table-cell>
          <table:table-cell office:value-type="float" office:value="434.9" calcext:value-type="float">
            <text:p>434.9</text:p>
          </table:table-cell>
          <table:table-cell office:value-type="float" office:value="434.7" calcext:value-type="float">
            <text:p>434.7</text:p>
          </table:table-cell>
          <table:table-cell office:value-type="float" office:value="434.9" calcext:value-type="float">
            <text:p>434.9</text:p>
          </table:table-cell>
          <table:table-cell table:number-columns-repeated="3" office:value-type="float" office:value="123556" calcext:value-type="float">
            <text:p>123556</text:p>
          </table:table-cell>
          <table:table-cell table:formula="of:=MEDIAN([.C10:.E10])" office:value-type="float" office:value="434.9" calcext:value-type="float">
            <text:p>434.9</text:p>
          </table:table-cell>
          <table:table-cell table:formula="of:=MEDIAN([.F10:.H10])/1000" office:value-type="float" office:value="123.556" calcext:value-type="float">
            <text:p>123.556</text:p>
          </table:table-cell>
          <table:table-cell table:formula="of:=[.I10]*5.16/1000" office:value-type="float" office:value="2.244084" calcext:value-type="float">
            <text:p>2.244084</text:p>
          </table:table-cell>
          <table:table-cell table:formula="of:=(([.I10]/1000*5.16)/1000)/(3600/[.J10]/1000000)" office:value-type="float" office:value="77.0194563066667" calcext:value-type="float">
            <text:p>77.0194563067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dd16\_8</text:p>
          </table:table-cell>
          <table:table-cell office:value-type="float" office:value="432.2" calcext:value-type="float">
            <text:p>432.2</text:p>
          </table:table-cell>
          <table:table-cell office:value-type="float" office:value="432.5" calcext:value-type="float">
            <text:p>432.5</text:p>
          </table:table-cell>
          <table:table-cell office:value-type="float" office:value="432.4" calcext:value-type="float">
            <text:p>432.4</text:p>
          </table:table-cell>
          <table:table-cell office:value-type="float" office:value="108112" calcext:value-type="float">
            <text:p>108112</text:p>
          </table:table-cell>
          <table:table-cell office:value-type="float" office:value="108110" calcext:value-type="float">
            <text:p>108110</text:p>
          </table:table-cell>
          <table:table-cell office:value-type="float" office:value="108112" calcext:value-type="float">
            <text:p>108112</text:p>
          </table:table-cell>
          <table:table-cell table:formula="of:=MEDIAN([.C11:.E11])" office:value-type="float" office:value="432.4" calcext:value-type="float">
            <text:p>432.4</text:p>
          </table:table-cell>
          <table:table-cell table:formula="of:=MEDIAN([.F11:.H11])/1000" office:value-type="float" office:value="108.112" calcext:value-type="float">
            <text:p>108.112</text:p>
          </table:table-cell>
          <table:table-cell table:formula="of:=[.I11]*5.16/1000" office:value-type="float" office:value="2.231184" calcext:value-type="float">
            <text:p>2.231184</text:p>
          </table:table-cell>
          <table:table-cell table:formula="of:=(([.I11]/1000*5.16)/1000)/(3600/[.J11]/1000000)" office:value-type="float" office:value="67.0049346133333" calcext:value-type="float">
            <text:p>67.004934613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b\_0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123557" calcext:value-type="float">
            <text:p>123557</text:p>
          </table:table-cell>
          <table:table-cell office:value-type="float" office:value="123555" calcext:value-type="float">
            <text:p>123555</text:p>
          </table:table-cell>
          <table:table-cell office:value-type="float" office:value="123556" calcext:value-type="float">
            <text:p>123556</text:p>
          </table:table-cell>
          <table:table-cell table:formula="of:=MEDIAN([.C12:.E12])" office:value-type="float" office:value="434" calcext:value-type="float">
            <text:p>434</text:p>
          </table:table-cell>
          <table:table-cell table:formula="of:=MEDIAN([.F12:.H12])/1000" office:value-type="float" office:value="123.556" calcext:value-type="float">
            <text:p>123.556</text:p>
          </table:table-cell>
          <table:table-cell table:formula="of:=[.I12]*5.16/1000" office:value-type="float" office:value="2.23944" calcext:value-type="float">
            <text:p>2.23944</text:p>
          </table:table-cell>
          <table:table-cell table:formula="of:=(([.I12]/1000*5.16)/1000)/(3600/[.J12]/1000000)" office:value-type="float" office:value="76.8600690666667" calcext:value-type="float">
            <text:p>76.8600690667</text:p>
          </table:table-cell>
          <table:table-cell table:number-columns-repeated="10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ub\_32</text:p>
          </table:table-cell>
          <table:table-cell table:style-name="ce1" office:value-type="float" office:value="431.9" calcext:value-type="float">
            <text:p>431.9</text:p>
          </table:table-cell>
          <table:table-cell table:style-name="ce1" office:value-type="float" office:value="431.8" calcext:value-type="float">
            <text:p>431.8</text:p>
          </table:table-cell>
          <table:table-cell table:style-name="ce1" office:value-type="float" office:value="432.2" calcext:value-type="float">
            <text:p>432.2</text:p>
          </table:table-cell>
          <table:table-cell table:style-name="ce1" office:value-type="float" office:value="108111" calcext:value-type="float">
            <text:p>108111</text:p>
          </table:table-cell>
          <table:table-cell table:number-columns-repeated="2" table:style-name="ce1" office:value-type="float" office:value="108112" calcext:value-type="float">
            <text:p>108112</text:p>
          </table:table-cell>
          <table:table-cell table:style-name="ce1" table:formula="of:=MEDIAN([.C13:.E13])" office:value-type="float" office:value="431.9" calcext:value-type="float">
            <text:p>431.9</text:p>
          </table:table-cell>
          <table:table-cell table:style-name="ce1" table:formula="of:=MEDIAN([.F13:.H13])/1000" office:value-type="float" office:value="108.112" calcext:value-type="float">
            <text:p>108.112</text:p>
          </table:table-cell>
          <table:table-cell table:style-name="ce1" table:formula="of:=[.I13]*5.16/1000" office:value-type="float" office:value="2.228604" calcext:value-type="float">
            <text:p>2.228604</text:p>
          </table:table-cell>
          <table:table-cell table:style-name="ce1" table:formula="of:=(([.I13]/1000*5.16)/1000)/(3600/[.J13]/1000000)" office:value-type="float" office:value="66.9274543466667" calcext:value-type="float">
            <text:p>66.9274543467</text:p>
          </table:table-cell>
          <table:table-cell/>
          <table:table-cell table:style-name="ce1"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sr\_0</text:p>
          </table:table-cell>
          <table:table-cell office:value-type="float" office:value="437.8" calcext:value-type="float">
            <text:p>437.8</text:p>
          </table:table-cell>
          <table:table-cell office:value-type="float" office:value="438" calcext:value-type="float">
            <text:p>438</text:p>
          </table:table-cell>
          <table:table-cell office:value-type="float" office:value="437.7" calcext:value-type="float">
            <text:p>437.7</text:p>
          </table:table-cell>
          <table:table-cell office:value-type="float" office:value="123556" calcext:value-type="float">
            <text:p>123556</text:p>
          </table:table-cell>
          <table:table-cell table:number-columns-repeated="2" office:value-type="float" office:value="123555" calcext:value-type="float">
            <text:p>123555</text:p>
          </table:table-cell>
          <table:table-cell table:formula="of:=MEDIAN([.C14:.E14])" office:value-type="float" office:value="437.8" calcext:value-type="float">
            <text:p>437.8</text:p>
          </table:table-cell>
          <table:table-cell table:formula="of:=MEDIAN([.F14:.H14])/1000" office:value-type="float" office:value="123.555" calcext:value-type="float">
            <text:p>123.555</text:p>
          </table:table-cell>
          <table:table-cell table:formula="of:=[.I14]*5.16/1000" office:value-type="float" office:value="2.259048" calcext:value-type="float">
            <text:p>2.259048</text:p>
          </table:table-cell>
          <table:table-cell table:formula="of:=(([.I14]/1000*5.16)/1000)/(3600/[.J14]/1000000)" office:value-type="float" office:value="77.5324099" calcext:value-type="float">
            <text:p>77.5324099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sr\_32</text:p>
          </table:table-cell>
          <table:table-cell office:value-type="float" office:value="438.6" calcext:value-type="float">
            <text:p>438.6</text:p>
          </table:table-cell>
          <table:table-cell office:value-type="float" office:value="438.8" calcext:value-type="float">
            <text:p>438.8</text:p>
          </table:table-cell>
          <table:table-cell office:value-type="float" office:value="438.7" calcext:value-type="float">
            <text:p>438.7</text:p>
          </table:table-cell>
          <table:table-cell office:value-type="float" office:value="108110" calcext:value-type="float">
            <text:p>108110</text:p>
          </table:table-cell>
          <table:table-cell table:number-columns-repeated="2" office:value-type="float" office:value="108112" calcext:value-type="float">
            <text:p>108112</text:p>
          </table:table-cell>
          <table:table-cell table:formula="of:=MEDIAN([.C15:.E15])" office:value-type="float" office:value="438.7" calcext:value-type="float">
            <text:p>438.7</text:p>
          </table:table-cell>
          <table:table-cell table:formula="of:=MEDIAN([.F15:.H15])/1000" office:value-type="float" office:value="108.112" calcext:value-type="float">
            <text:p>108.112</text:p>
          </table:table-cell>
          <table:table-cell table:formula="of:=[.I15]*5.16/1000" office:value-type="float" office:value="2.263692" calcext:value-type="float">
            <text:p>2.263692</text:p>
          </table:table-cell>
          <table:table-cell table:formula="of:=(([.I15]/1000*5.16)/1000)/(3600/[.J15]/1000000)" office:value-type="float" office:value="67.9811859733333" calcext:value-type="float">
            <text:p>67.9811859733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sl\_0</text:p>
          </table:table-cell>
          <table:table-cell office:value-type="float" office:value="438.5" calcext:value-type="float">
            <text:p>438.5</text:p>
          </table:table-cell>
          <table:table-cell table:number-columns-repeated="2" office:value-type="float" office:value="438.7" calcext:value-type="float">
            <text:p>438.7</text:p>
          </table:table-cell>
          <table:table-cell table:number-columns-repeated="3" office:value-type="float" office:value="108112" calcext:value-type="float">
            <text:p>108112</text:p>
          </table:table-cell>
          <table:table-cell table:formula="of:=MEDIAN([.C16:.E16])" office:value-type="float" office:value="438.7" calcext:value-type="float">
            <text:p>438.7</text:p>
          </table:table-cell>
          <table:table-cell table:formula="of:=MEDIAN([.F16:.H16])/1000" office:value-type="float" office:value="108.112" calcext:value-type="float">
            <text:p>108.112</text:p>
          </table:table-cell>
          <table:table-cell table:formula="of:=[.I16]*5.16/1000" office:value-type="float" office:value="2.263692" calcext:value-type="float">
            <text:p>2.263692</text:p>
          </table:table-cell>
          <table:table-cell table:formula="of:=(([.I16]/1000*5.16)/1000)/(3600/[.J16]/1000000)" office:value-type="float" office:value="67.9811859733333" calcext:value-type="float">
            <text:p>67.9811859733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l\_32</text:p>
          </table:table-cell>
          <table:table-cell table:number-columns-repeated="2" office:value-type="float" office:value="429.8" calcext:value-type="float">
            <text:p>429.8</text:p>
          </table:table-cell>
          <table:table-cell office:value-type="float" office:value="430.2" calcext:value-type="float">
            <text:p>430.2</text:p>
          </table:table-cell>
          <table:table-cell table:number-columns-repeated="2" office:value-type="float" office:value="123556" calcext:value-type="float">
            <text:p>123556</text:p>
          </table:table-cell>
          <table:table-cell office:value-type="float" office:value="123555" calcext:value-type="float">
            <text:p>123555</text:p>
          </table:table-cell>
          <table:table-cell table:formula="of:=MEDIAN([.C17:.E17])" office:value-type="float" office:value="429.8" calcext:value-type="float">
            <text:p>429.8</text:p>
          </table:table-cell>
          <table:table-cell table:formula="of:=MEDIAN([.F17:.H17])/1000" office:value-type="float" office:value="123.556" calcext:value-type="float">
            <text:p>123.556</text:p>
          </table:table-cell>
          <table:table-cell table:formula="of:=[.I17]*5.16/1000" office:value-type="float" office:value="2.217768" calcext:value-type="float">
            <text:p>2.217768</text:p>
          </table:table-cell>
          <table:table-cell table:formula="of:=(([.I17]/1000*5.16)/1000)/(3600/[.J17]/1000000)" office:value-type="float" office:value="76.1162619466667" calcext:value-type="float">
            <text:p>76.1162619467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l\_0</text:p>
          </table:table-cell>
          <table:table-cell office:value-type="float" office:value="427.9" calcext:value-type="float">
            <text:p>427.9</text:p>
          </table:table-cell>
          <table:table-cell office:value-type="float" office:value="428.1" calcext:value-type="float">
            <text:p>428.1</text:p>
          </table:table-cell>
          <table:table-cell office:value-type="float" office:value="428.3" calcext:value-type="float">
            <text:p>428.3</text:p>
          </table:table-cell>
          <table:table-cell office:value-type="float" office:value="123558" calcext:value-type="float">
            <text:p>123558</text:p>
          </table:table-cell>
          <table:table-cell table:number-columns-repeated="2" office:value-type="float" office:value="123557" calcext:value-type="float">
            <text:p>123557</text:p>
          </table:table-cell>
          <table:table-cell table:formula="of:=MEDIAN([.C18:.E18])" office:value-type="float" office:value="428.1" calcext:value-type="float">
            <text:p>428.1</text:p>
          </table:table-cell>
          <table:table-cell table:formula="of:=MEDIAN([.F18:.H18])/1000" office:value-type="float" office:value="123.557" calcext:value-type="float">
            <text:p>123.557</text:p>
          </table:table-cell>
          <table:table-cell table:formula="of:=[.I18]*5.16/1000" office:value-type="float" office:value="2.208996" calcext:value-type="float">
            <text:p>2.208996</text:p>
          </table:table-cell>
          <table:table-cell table:formula="of:=(([.I18]/1000*5.16)/1000)/(3600/[.J18]/1000000)" office:value-type="float" office:value="75.81581077" calcext:value-type="float">
            <text:p>75.81581077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l\_32</text:p>
          </table:table-cell>
          <table:table-cell table:number-columns-repeated="2" office:value-type="float" office:value="434.1" calcext:value-type="float">
            <text:p>434.1</text:p>
          </table:table-cell>
          <table:table-cell office:value-type="float" office:value="433.8" calcext:value-type="float">
            <text:p>433.8</text:p>
          </table:table-cell>
          <table:table-cell table:number-columns-repeated="2" office:value-type="float" office:value="123559" calcext:value-type="float">
            <text:p>123559</text:p>
          </table:table-cell>
          <table:table-cell office:value-type="float" office:value="123560" calcext:value-type="float">
            <text:p>123560</text:p>
          </table:table-cell>
          <table:table-cell table:formula="of:=MEDIAN([.C19:.E19])" office:value-type="float" office:value="434.1" calcext:value-type="float">
            <text:p>434.1</text:p>
          </table:table-cell>
          <table:table-cell table:formula="of:=MEDIAN([.F19:.H19])/1000" office:value-type="float" office:value="123.559" calcext:value-type="float">
            <text:p>123.559</text:p>
          </table:table-cell>
          <table:table-cell table:formula="of:=[.I19]*5.16/1000" office:value-type="float" office:value="2.239956" calcext:value-type="float">
            <text:p>2.239956</text:p>
          </table:table-cell>
          <table:table-cell table:formula="of:=(([.I19]/1000*5.16)/1000)/(3600/[.J19]/1000000)" office:value-type="float" office:value="76.87964539" calcext:value-type="float">
            <text:p>76.87964539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d\_0</text:p>
          </table:table-cell>
          <table:table-cell office:value-type="float" office:value="434.7" calcext:value-type="float">
            <text:p>434.7</text:p>
          </table:table-cell>
          <table:table-cell office:value-type="float" office:value="434.9" calcext:value-type="float">
            <text:p>434.9</text:p>
          </table:table-cell>
          <table:table-cell office:value-type="float" office:value="435.2" calcext:value-type="float">
            <text:p>435.2</text:p>
          </table:table-cell>
          <table:table-cell office:value-type="float" office:value="123556" calcext:value-type="float">
            <text:p>123556</text:p>
          </table:table-cell>
          <table:table-cell office:value-type="float" office:value="123554" calcext:value-type="float">
            <text:p>123554</text:p>
          </table:table-cell>
          <table:table-cell office:value-type="float" office:value="123556" calcext:value-type="float">
            <text:p>123556</text:p>
          </table:table-cell>
          <table:table-cell table:formula="of:=MEDIAN([.C20:.E20])" office:value-type="float" office:value="434.9" calcext:value-type="float">
            <text:p>434.9</text:p>
          </table:table-cell>
          <table:table-cell table:formula="of:=MEDIAN([.F20:.H20])/1000" office:value-type="float" office:value="123.556" calcext:value-type="float">
            <text:p>123.556</text:p>
          </table:table-cell>
          <table:table-cell table:formula="of:=[.I20]*5.16/1000" office:value-type="float" office:value="2.244084" calcext:value-type="float">
            <text:p>2.244084</text:p>
          </table:table-cell>
          <table:table-cell table:formula="of:=(([.I20]/1000*5.16)/1000)/(3600/[.J20]/1000000)" office:value-type="float" office:value="77.0194563066667" calcext:value-type="float">
            <text:p>77.0194563067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nd\_32</text:p>
          </table:table-cell>
          <table:table-cell office:value-type="float" office:value="438.5" calcext:value-type="float">
            <text:p>438.5</text:p>
          </table:table-cell>
          <table:table-cell office:value-type="float" office:value="438.6" calcext:value-type="float">
            <text:p>438.6</text:p>
          </table:table-cell>
          <table:table-cell office:value-type="float" office:value="438.5" calcext:value-type="float">
            <text:p>438.5</text:p>
          </table:table-cell>
          <table:table-cell office:value-type="float" office:value="108111" calcext:value-type="float">
            <text:p>108111</text:p>
          </table:table-cell>
          <table:table-cell office:value-type="float" office:value="108112" calcext:value-type="float">
            <text:p>108112</text:p>
          </table:table-cell>
          <table:table-cell office:value-type="float" office:value="108111" calcext:value-type="float">
            <text:p>108111</text:p>
          </table:table-cell>
          <table:table-cell table:formula="of:=MEDIAN([.C21:.E21])" office:value-type="float" office:value="438.5" calcext:value-type="float">
            <text:p>438.5</text:p>
          </table:table-cell>
          <table:table-cell table:formula="of:=MEDIAN([.F21:.H21])/1000" office:value-type="float" office:value="108.111" calcext:value-type="float">
            <text:p>108.111</text:p>
          </table:table-cell>
          <table:table-cell table:formula="of:=[.I21]*5.16/1000" office:value-type="float" office:value="2.26266" calcext:value-type="float">
            <text:p>2.26266</text:p>
          </table:table-cell>
          <table:table-cell table:formula="of:=(([.I21]/1000*5.16)/1000)/(3600/[.J21]/1000000)" office:value-type="float" office:value="67.94956535" calcext:value-type="float">
            <text:p>67.94956535</text:p>
          </table:table-cell>
          <table:table-cell table:number-columns-repeated="101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r\_0</text:p>
          </table:table-cell>
          <table:table-cell table:style-name="ce1" office:value-type="float" office:value="438.8" calcext:value-type="float">
            <text:p>438.8</text:p>
          </table:table-cell>
          <table:table-cell table:style-name="ce1" office:value-type="float" office:value="438.7" calcext:value-type="float">
            <text:p>438.7</text:p>
          </table:table-cell>
          <table:table-cell table:style-name="ce1" office:value-type="float" office:value="438.8" calcext:value-type="float">
            <text:p>438.8</text:p>
          </table:table-cell>
          <table:table-cell table:style-name="ce1" office:value-type="float" office:value="123555" calcext:value-type="float">
            <text:p>123555</text:p>
          </table:table-cell>
          <table:table-cell table:number-columns-repeated="2" table:style-name="ce1" office:value-type="float" office:value="123554" calcext:value-type="float">
            <text:p>123554</text:p>
          </table:table-cell>
          <table:table-cell table:style-name="ce1" table:formula="of:=MEDIAN([.C22:.E22])" office:value-type="float" office:value="438.8" calcext:value-type="float">
            <text:p>438.8</text:p>
          </table:table-cell>
          <table:table-cell table:style-name="ce1" table:formula="of:=MEDIAN([.F22:.H22])/1000" office:value-type="float" office:value="123.554" calcext:value-type="float">
            <text:p>123.554</text:p>
          </table:table-cell>
          <table:table-cell table:style-name="ce1" table:formula="of:=[.I22]*5.16/1000" office:value-type="float" office:value="2.264208" calcext:value-type="float">
            <text:p>2.264208</text:p>
          </table:table-cell>
          <table:table-cell table:style-name="ce1" table:formula="of:=(([.I22]/1000*5.16)/1000)/(3600/[.J22]/1000000)" office:value-type="float" office:value="77.7088764533333" calcext:value-type="float">
            <text:p>77.7088764533</text:p>
          </table:table-cell>
          <table:table-cell/>
          <table:table-cell table:style-name="ce1"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\_32</text:p>
          </table:table-cell>
          <table:table-cell office:value-type="float" office:value="432.5" calcext:value-type="float">
            <text:p>432.5</text:p>
          </table:table-cell>
          <table:table-cell table:number-columns-repeated="2" office:value-type="float" office:value="432.7" calcext:value-type="float">
            <text:p>432.7</text:p>
          </table:table-cell>
          <table:table-cell table:number-columns-repeated="2" office:value-type="float" office:value="108112" calcext:value-type="float">
            <text:p>108112</text:p>
          </table:table-cell>
          <table:table-cell office:value-type="float" office:value="108113" calcext:value-type="float">
            <text:p>108113</text:p>
          </table:table-cell>
          <table:table-cell table:formula="of:=MEDIAN([.C23:.E23])" office:value-type="float" office:value="432.7" calcext:value-type="float">
            <text:p>432.7</text:p>
          </table:table-cell>
          <table:table-cell table:formula="of:=MEDIAN([.F23:.H23])/1000" office:value-type="float" office:value="108.112" calcext:value-type="float">
            <text:p>108.112</text:p>
          </table:table-cell>
          <table:table-cell table:formula="of:=[.I23]*5.16/1000" office:value-type="float" office:value="2.232732" calcext:value-type="float">
            <text:p>2.232732</text:p>
          </table:table-cell>
          <table:table-cell table:formula="of:=(([.I23]/1000*5.16)/1000)/(3600/[.J23]/1000000)" office:value-type="float" office:value="67.0514227733333" calcext:value-type="float">
            <text:p>67.0514227733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or\_0</text:p>
          </table:table-cell>
          <table:table-cell table:number-columns-repeated="2" office:value-type="float" office:value="429.4" calcext:value-type="float">
            <text:p>429.4</text:p>
          </table:table-cell>
          <table:table-cell office:value-type="float" office:value="429.3" calcext:value-type="float">
            <text:p>429.3</text:p>
          </table:table-cell>
          <table:table-cell table:number-columns-repeated="3" office:value-type="float" office:value="123555" calcext:value-type="float">
            <text:p>123555</text:p>
          </table:table-cell>
          <table:table-cell table:formula="of:=MEDIAN([.C24:.E24])" office:value-type="float" office:value="429.4" calcext:value-type="float">
            <text:p>429.4</text:p>
          </table:table-cell>
          <table:table-cell table:formula="of:=MEDIAN([.F24:.H24])/1000" office:value-type="float" office:value="123.555" calcext:value-type="float">
            <text:p>123.555</text:p>
          </table:table-cell>
          <table:table-cell table:formula="of:=[.I24]*5.16/1000" office:value-type="float" office:value="2.215704" calcext:value-type="float">
            <text:p>2.215704</text:p>
          </table:table-cell>
          <table:table-cell table:formula="of:=(([.I24]/1000*5.16)/1000)/(3600/[.J24]/1000000)" office:value-type="float" office:value="76.0448077" calcext:value-type="float">
            <text:p>76.0448077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or\_32</text:p>
          </table:table-cell>
          <table:table-cell office:value-type="float" office:value="432.2" calcext:value-type="float">
            <text:p>432.2</text:p>
          </table:table-cell>
          <table:table-cell office:value-type="float" office:value="432.5" calcext:value-type="float">
            <text:p>432.5</text:p>
          </table:table-cell>
          <table:table-cell office:value-type="float" office:value="432.6" calcext:value-type="float">
            <text:p>432.6</text:p>
          </table:table-cell>
          <table:table-cell office:value-type="float" office:value="108113" calcext:value-type="float">
            <text:p>108113</text:p>
          </table:table-cell>
          <table:table-cell office:value-type="float" office:value="108112" calcext:value-type="float">
            <text:p>108112</text:p>
          </table:table-cell>
          <table:table-cell office:value-type="float" office:value="108110" calcext:value-type="float">
            <text:p>108110</text:p>
          </table:table-cell>
          <table:table-cell table:formula="of:=MEDIAN([.C25:.E25])" office:value-type="float" office:value="432.5" calcext:value-type="float">
            <text:p>432.5</text:p>
          </table:table-cell>
          <table:table-cell table:formula="of:=MEDIAN([.F25:.H25])/1000" office:value-type="float" office:value="108.112" calcext:value-type="float">
            <text:p>108.112</text:p>
          </table:table-cell>
          <table:table-cell table:formula="of:=[.I25]*5.16/1000" office:value-type="float" office:value="2.2317" calcext:value-type="float">
            <text:p>2.2317</text:p>
          </table:table-cell>
          <table:table-cell table:formula="of:=(([.I25]/1000*5.16)/1000)/(3600/[.J25]/1000000)" office:value-type="float" office:value="67.0204306666667" calcext:value-type="float">
            <text:p>67.0204306667</text:p>
          </table:table-cell>
          <table:table-cell table:number-columns-repeated="1012"/>
        </table:table-row>
      </table:table>
      <table:table table:name="new Galileo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BM Name</text:p>
          </table:table-cell>
          <table:table-cell office:value-type="string" calcext:value-type="string">
            <text:p>BM1 (mA)</text:p>
          </table:table-cell>
          <table:table-cell office:value-type="string" calcext:value-type="string">
            <text:p>BM2 (mA)</text:p>
          </table:table-cell>
          <table:table-cell office:value-type="string" calcext:value-type="string">
            <text:p>BM3 (mA)</text:p>
          </table:table-cell>
          <table:table-cell office:value-type="string" calcext:value-type="string">
            <text:p>T1 (ms)</text:p>
          </table:table-cell>
          <table:table-cell office:value-type="string" calcext:value-type="string">
            <text:p>T2 (ms)</text:p>
          </table:table-cell>
          <table:table-cell office:value-type="string" calcext:value-type="string">
            <text:p>T3 (ms)</text:p>
          </table:table-cell>
          <table:table-cell office:value-type="string" calcext:value-type="string">
            <text:p>Med BM (mA)</text:p>
          </table:table-cell>
          <table:table-cell office:value-type="string" calcext:value-type="string">
            <text:p>Med T (s)</text:p>
          </table:table-cell>
          <table:table-cell office:value-type="string" calcext:value-type="string">
            <text:p>Power (mW)</text:p>
          </table:table-cell>
          <table:table-cell office:value-type="string" calcext:value-type="string">
            <text:p>Energy* (mW/h)</text:p>
          </table:table-cell>
        </table:table-row>
        <table:table-row table:style-name="ro1">
          <table:table-cell table:style-name="ce2"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ch1</text:p>
          </table:table-cell>
          <table:table-cell office:value-type="string" calcext:value-type="string">
            <text:p>Bench2</text:p>
          </table:table-cell>
          <table:table-cell office:value-type="string" calcext:value-type="string">
            <text:p>Bench3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medbench</text:p>
          </table:table-cell>
          <table:table-cell office:value-type="string" calcext:value-type="string">
            <text:p>medtime</text:p>
          </table:table-cell>
          <table:table-cell office:value-type="string" calcext:value-type="string">
            <text:p>energymWh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office:value-type="float" office:value="431.9" calcext:value-type="float">
            <text:p>431.9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3" office:value-type="float" office:value="129147" calcext:value-type="float">
            <text:p>129147</text:p>
          </table:table-cell>
          <table:table-cell office:value-type="float" office:value="432" calcext:value-type="float">
            <text:p>432</text:p>
          </table:table-cell>
          <table:table-cell office:value-type="float" office:value="129.147" calcext:value-type="float">
            <text:p>129.147</text:p>
          </table:table-cell>
          <table:table-cell office:value-type="float" office:value="98.565" calcext:value-type="float">
            <text:p>98.565</text:p>
          </table:table-cell>
          <table:table-cell office:value-type="float" office:value="2.74752" calcext:value-type="float">
            <text:p>2.74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p\_nop</text:p>
          </table:table-cell>
          <table:table-cell office:value-type="float" office:value="430.2" calcext:value-type="float">
            <text:p>430.2</text:p>
          </table:table-cell>
          <table:table-cell office:value-type="float" office:value="430.4" calcext:value-type="float">
            <text:p>430.4</text:p>
          </table:table-cell>
          <table:table-cell office:value-type="float" office:value="430.3" calcext:value-type="float">
            <text:p>430.3</text:p>
          </table:table-cell>
          <table:table-cell table:number-columns-repeated="3" office:value-type="float" office:value="145291" calcext:value-type="float">
            <text:p>145291</text:p>
          </table:table-cell>
          <table:table-cell office:value-type="float" office:value="430.3" calcext:value-type="float">
            <text:p>430.3</text:p>
          </table:table-cell>
          <table:table-cell office:value-type="float" office:value="145.291" calcext:value-type="float">
            <text:p>145.291</text:p>
          </table:table-cell>
          <table:table-cell office:value-type="float" office:value="110.45" calcext:value-type="float">
            <text:p>110.45</text:p>
          </table:table-cell>
          <table:table-cell office:value-type="float" office:value="2.736708" calcext:value-type="float">
            <text:p>2.736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p\_nop\_nop</text:p>
          </table:table-cell>
          <table:table-cell table:number-columns-repeated="3" office:value-type="float" office:value="431.1" calcext:value-type="float">
            <text:p>431.1</text:p>
          </table:table-cell>
          <table:table-cell office:value-type="float" office:value="161435" calcext:value-type="float">
            <text:p>161435</text:p>
          </table:table-cell>
          <table:table-cell table:number-columns-repeated="2" office:value-type="float" office:value="161434" calcext:value-type="float">
            <text:p>161434</text:p>
          </table:table-cell>
          <table:table-cell office:value-type="float" office:value="431.1" calcext:value-type="float">
            <text:p>431.1</text:p>
          </table:table-cell>
          <table:table-cell office:value-type="float" office:value="161.434" calcext:value-type="float">
            <text:p>161.434</text:p>
          </table:table-cell>
          <table:table-cell office:value-type="float" office:value="122.95" calcext:value-type="float">
            <text:p>122.95</text:p>
          </table:table-cell>
          <table:table-cell office:value-type="float" office:value="2.741796" calcext:value-type="float">
            <text:p>2.7417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l\_0</text:p>
          </table:table-cell>
          <table:table-cell office:value-type="float" office:value="431.4" calcext:value-type="float">
            <text:p>431.4</text:p>
          </table:table-cell>
          <table:table-cell office:value-type="float" office:value="431.8" calcext:value-type="float">
            <text:p>431.8</text:p>
          </table:table-cell>
          <table:table-cell office:value-type="float" office:value="431.5" calcext:value-type="float">
            <text:p>431.5</text:p>
          </table:table-cell>
          <table:table-cell office:value-type="float" office:value="145292" calcext:value-type="float">
            <text:p>145292</text:p>
          </table:table-cell>
          <table:table-cell table:number-columns-repeated="2" office:value-type="float" office:value="145291" calcext:value-type="float">
            <text:p>145291</text:p>
          </table:table-cell>
          <table:table-cell office:value-type="float" office:value="431.5" calcext:value-type="float">
            <text:p>431.5</text:p>
          </table:table-cell>
          <table:table-cell office:value-type="float" office:value="145.291" calcext:value-type="float">
            <text:p>145.291</text:p>
          </table:table-cell>
          <table:table-cell office:value-type="float" office:value="110.758" calcext:value-type="float">
            <text:p>110.758</text:p>
          </table:table-cell>
          <table:table-cell office:value-type="float" office:value="2.74434" calcext:value-type="float">
            <text:p>2.744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l\_32</text:p>
          </table:table-cell>
          <table:table-cell office:value-type="float" office:value="435.3" calcext:value-type="float">
            <text:p>435.3</text:p>
          </table:table-cell>
          <table:table-cell office:value-type="float" office:value="435.2" calcext:value-type="float">
            <text:p>435.2</text:p>
          </table:table-cell>
          <table:table-cell office:value-type="float" office:value="435.5" calcext:value-type="float">
            <text:p>435.5</text:p>
          </table:table-cell>
          <table:table-cell table:number-columns-repeated="3" office:value-type="float" office:value="145291" calcext:value-type="float">
            <text:p>145291</text:p>
          </table:table-cell>
          <table:table-cell office:value-type="float" office:value="435.3" calcext:value-type="float">
            <text:p>435.3</text:p>
          </table:table-cell>
          <table:table-cell office:value-type="float" office:value="145.291" calcext:value-type="float">
            <text:p>145.291</text:p>
          </table:table-cell>
          <table:table-cell office:value-type="float" office:value="111.733" calcext:value-type="float">
            <text:p>111.733</text:p>
          </table:table-cell>
          <table:table-cell office:value-type="float" office:value="2.768508" calcext:value-type="float">
            <text:p>2.7685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bl\_0</text:p>
          </table:table-cell>
          <table:table-cell office:value-type="float" office:value="431.4" calcext:value-type="float">
            <text:p>431.4</text:p>
          </table:table-cell>
          <table:table-cell office:value-type="float" office:value="432.1" calcext:value-type="float">
            <text:p>432.1</text:p>
          </table:table-cell>
          <table:table-cell office:value-type="float" office:value="431.4" calcext:value-type="float">
            <text:p>431.4</text:p>
          </table:table-cell>
          <table:table-cell table:number-columns-repeated="2" office:value-type="float" office:value="145291" calcext:value-type="float">
            <text:p>145291</text:p>
          </table:table-cell>
          <table:table-cell office:value-type="float" office:value="145292" calcext:value-type="float">
            <text:p>145292</text:p>
          </table:table-cell>
          <table:table-cell office:value-type="float" office:value="431.6" calcext:value-type="float">
            <text:p>431.6</text:p>
          </table:table-cell>
          <table:table-cell office:value-type="float" office:value="145.291" calcext:value-type="float">
            <text:p>145.291</text:p>
          </table:table-cell>
          <table:table-cell office:value-type="float" office:value="110.783" calcext:value-type="float">
            <text:p>110.783</text:p>
          </table:table-cell>
          <table:table-cell office:value-type="float" office:value="2.744976" calcext:value-type="float">
            <text:p>2.7449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bl\_32</text:p>
          </table:table-cell>
          <table:table-cell office:value-type="float" office:value="435" calcext:value-type="float">
            <text:p>435</text:p>
          </table:table-cell>
          <table:table-cell office:value-type="float" office:value="435.2" calcext:value-type="float">
            <text:p>435.2</text:p>
          </table:table-cell>
          <table:table-cell office:value-type="float" office:value="435.3" calcext:value-type="float">
            <text:p>435.3</text:p>
          </table:table-cell>
          <table:table-cell table:number-columns-repeated="3" office:value-type="float" office:value="145291" calcext:value-type="float">
            <text:p>145291</text:p>
          </table:table-cell>
          <table:table-cell office:value-type="float" office:value="435.2" calcext:value-type="float">
            <text:p>435.2</text:p>
          </table:table-cell>
          <table:table-cell office:value-type="float" office:value="145.291" calcext:value-type="float">
            <text:p>145.291</text:p>
          </table:table-cell>
          <table:table-cell office:value-type="float" office:value="111.707" calcext:value-type="float">
            <text:p>111.707</text:p>
          </table:table-cell>
          <table:table-cell office:value-type="float" office:value="2.767872" calcext:value-type="float">
            <text:p>2.767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r\_0</text:p>
          </table:table-cell>
          <table:table-cell table:number-columns-repeated="2" office:value-type="float" office:value="432.8" calcext:value-type="float">
            <text:p>432.8</text:p>
          </table:table-cell>
          <table:table-cell office:value-type="float" office:value="433.5" calcext:value-type="float">
            <text:p>433.5</text:p>
          </table:table-cell>
          <table:table-cell office:value-type="float" office:value="177578" calcext:value-type="float">
            <text:p>177578</text:p>
          </table:table-cell>
          <table:table-cell table:number-columns-repeated="2" office:value-type="float" office:value="177579" calcext:value-type="float">
            <text:p>177579</text:p>
          </table:table-cell>
          <table:table-cell office:value-type="float" office:value="432.9" calcext:value-type="float">
            <text:p>432.9</text:p>
          </table:table-cell>
          <table:table-cell office:value-type="float" office:value="177.579" calcext:value-type="float">
            <text:p>177.579</text:p>
          </table:table-cell>
          <table:table-cell office:value-type="float" office:value="135.811" calcext:value-type="float">
            <text:p>135.811</text:p>
          </table:table-cell>
          <table:table-cell office:value-type="float" office:value="2.753244" calcext:value-type="float">
            <text:p>2.7532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r\_32</text:p>
          </table:table-cell>
          <table:table-cell office:value-type="float" office:value="432.7" calcext:value-type="float">
            <text:p>432.7</text:p>
          </table:table-cell>
          <table:table-cell office:value-type="float" office:value="432.6" calcext:value-type="float">
            <text:p>432.6</text:p>
          </table:table-cell>
          <table:table-cell office:value-type="float" office:value="432.9" calcext:value-type="float">
            <text:p>432.9</text:p>
          </table:table-cell>
          <table:table-cell table:number-columns-repeated="3" office:value-type="float" office:value="177578" calcext:value-type="float">
            <text:p>177578</text:p>
          </table:table-cell>
          <table:table-cell office:value-type="float" office:value="432.7" calcext:value-type="float">
            <text:p>432.7</text:p>
          </table:table-cell>
          <table:table-cell office:value-type="float" office:value="177.578" calcext:value-type="float">
            <text:p>177.578</text:p>
          </table:table-cell>
          <table:table-cell office:value-type="float" office:value="135.747" calcext:value-type="float">
            <text:p>135.747</text:p>
          </table:table-cell>
          <table:table-cell office:value-type="float" office:value="2.751972" calcext:value-type="float">
            <text:p>2.7519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hl\_0</text:p>
          </table:table-cell>
          <table:table-cell office:value-type="float" office:value="433.1" calcext:value-type="float">
            <text:p>433.1</text:p>
          </table:table-cell>
          <table:table-cell table:number-columns-repeated="2" office:value-type="float" office:value="432.9" calcext:value-type="float">
            <text:p>432.9</text:p>
          </table:table-cell>
          <table:table-cell table:number-columns-repeated="3" office:value-type="float" office:value="177579" calcext:value-type="float">
            <text:p>177579</text:p>
          </table:table-cell>
          <table:table-cell office:value-type="float" office:value="432.9" calcext:value-type="float">
            <text:p>432.9</text:p>
          </table:table-cell>
          <table:table-cell office:value-type="float" office:value="177.579" calcext:value-type="float">
            <text:p>177.579</text:p>
          </table:table-cell>
          <table:table-cell office:value-type="float" office:value="135.811" calcext:value-type="float">
            <text:p>135.811</text:p>
          </table:table-cell>
          <table:table-cell office:value-type="float" office:value="2.753244" calcext:value-type="float">
            <text:p>2.7532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l\_32</text:p>
          </table:table-cell>
          <table:table-cell office:value-type="float" office:value="432.7" calcext:value-type="float">
            <text:p>432.7</text:p>
          </table:table-cell>
          <table:table-cell office:value-type="float" office:value="432.9" calcext:value-type="float">
            <text:p>432.9</text:p>
          </table:table-cell>
          <table:table-cell office:value-type="float" office:value="433.2" calcext:value-type="float">
            <text:p>433.2</text:p>
          </table:table-cell>
          <table:table-cell table:number-columns-repeated="3" office:value-type="float" office:value="177578" calcext:value-type="float">
            <text:p>177578</text:p>
          </table:table-cell>
          <table:table-cell office:value-type="float" office:value="432.9" calcext:value-type="float">
            <text:p>432.9</text:p>
          </table:table-cell>
          <table:table-cell office:value-type="float" office:value="177.578" calcext:value-type="float">
            <text:p>177.578</text:p>
          </table:table-cell>
          <table:table-cell office:value-type="float" office:value="135.81" calcext:value-type="float">
            <text:p>135.81</text:p>
          </table:table-cell>
          <table:table-cell office:value-type="float" office:value="2.753244" calcext:value-type="float">
            <text:p>2.7532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ull\_0</text:p>
          </table:table-cell>
          <table:table-cell office:value-type="float" office:value="427.9" calcext:value-type="float">
            <text:p>427.9</text:p>
          </table:table-cell>
          <table:table-cell office:value-type="float" office:value="427.3" calcext:value-type="float">
            <text:p>427.3</text:p>
          </table:table-cell>
          <table:table-cell office:value-type="float" office:value="427.4" calcext:value-type="float">
            <text:p>427.4</text:p>
          </table:table-cell>
          <table:table-cell table:number-columns-repeated="3" office:value-type="float" office:value="226008" calcext:value-type="float">
            <text:p>226008</text:p>
          </table:table-cell>
          <table:table-cell office:value-type="float" office:value="427.4" calcext:value-type="float">
            <text:p>427.4</text:p>
          </table:table-cell>
          <table:table-cell office:value-type="float" office:value="226.008" calcext:value-type="float">
            <text:p>226.008</text:p>
          </table:table-cell>
          <table:table-cell office:value-type="float" office:value="170.653" calcext:value-type="float">
            <text:p>170.653</text:p>
          </table:table-cell>
          <table:table-cell office:value-type="float" office:value="2.718264" calcext:value-type="float">
            <text:p>2.7182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ull\_32</text:p>
          </table:table-cell>
          <table:table-cell office:value-type="float" office:value="429.7" calcext:value-type="float">
            <text:p>429.7</text:p>
          </table:table-cell>
          <table:table-cell office:value-type="float" office:value="429.5" calcext:value-type="float">
            <text:p>429.5</text:p>
          </table:table-cell>
          <table:table-cell office:value-type="float" office:value="429.9" calcext:value-type="float">
            <text:p>429.9</text:p>
          </table:table-cell>
          <table:table-cell table:number-columns-repeated="3" office:value-type="float" office:value="226008" calcext:value-type="float">
            <text:p>226008</text:p>
          </table:table-cell>
          <table:table-cell office:value-type="float" office:value="429.7" calcext:value-type="float">
            <text:p>429.7</text:p>
          </table:table-cell>
          <table:table-cell office:value-type="float" office:value="226.008" calcext:value-type="float">
            <text:p>226.008</text:p>
          </table:table-cell>
          <table:table-cell office:value-type="float" office:value="171.571" calcext:value-type="float">
            <text:p>171.571</text:p>
          </table:table-cell>
          <table:table-cell office:value-type="float" office:value="2.732892" calcext:value-type="float">
            <text:p>2.7328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c\_8</text:p>
          </table:table-cell>
          <table:table-cell office:value-type="float" office:value="436.4" calcext:value-type="float">
            <text:p>436.4</text:p>
          </table:table-cell>
          <table:table-cell office:value-type="float" office:value="435.6" calcext:value-type="float">
            <text:p>435.6</text:p>
          </table:table-cell>
          <table:table-cell office:value-type="float" office:value="435.7" calcext:value-type="float">
            <text:p>435.7</text:p>
          </table:table-cell>
          <table:table-cell office:value-type="float" office:value="145292" calcext:value-type="float">
            <text:p>145292</text:p>
          </table:table-cell>
          <table:table-cell table:number-columns-repeated="2" office:value-type="float" office:value="145291" calcext:value-type="float">
            <text:p>145291</text:p>
          </table:table-cell>
          <table:table-cell office:value-type="float" office:value="435.9" calcext:value-type="float">
            <text:p>435.9</text:p>
          </table:table-cell>
          <table:table-cell office:value-type="float" office:value="145.291" calcext:value-type="float">
            <text:p>145.291</text:p>
          </table:table-cell>
          <table:table-cell office:value-type="float" office:value="111.887" calcext:value-type="float">
            <text:p>111.887</text:p>
          </table:table-cell>
          <table:table-cell office:value-type="float" office:value="2.772324" calcext:value-type="float">
            <text:p>2.7723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c\_8</text:p>
          </table:table-cell>
          <table:table-cell office:value-type="float" office:value="433.9" calcext:value-type="float">
            <text:p>433.9</text:p>
          </table:table-cell>
          <table:table-cell office:value-type="float" office:value="434.4" calcext:value-type="float">
            <text:p>434.4</text:p>
          </table:table-cell>
          <table:table-cell office:value-type="float" office:value="434.6" calcext:value-type="float">
            <text:p>434.6</text:p>
          </table:table-cell>
          <table:table-cell table:number-columns-repeated="3" office:value-type="float" office:value="161434" calcext:value-type="float">
            <text:p>161434</text:p>
          </table:table-cell>
          <table:table-cell office:value-type="float" office:value="434.4" calcext:value-type="float">
            <text:p>434.4</text:p>
          </table:table-cell>
          <table:table-cell office:value-type="float" office:value="161.434" calcext:value-type="float">
            <text:p>161.434</text:p>
          </table:table-cell>
          <table:table-cell office:value-type="float" office:value="123.891" calcext:value-type="float">
            <text:p>123.891</text:p>
          </table:table-cell>
          <table:table-cell office:value-type="float" office:value="2.762784" calcext:value-type="float">
            <text:p>2.7627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d\_0</text:p>
          </table:table-cell>
          <table:table-cell office:value-type="float" office:value="434.7" calcext:value-type="float">
            <text:p>434.7</text:p>
          </table:table-cell>
          <table:table-cell office:value-type="float" office:value="435.2" calcext:value-type="float">
            <text:p>435.2</text:p>
          </table:table-cell>
          <table:table-cell office:value-type="float" office:value="435.1" calcext:value-type="float">
            <text:p>435.1</text:p>
          </table:table-cell>
          <table:table-cell office:value-type="float" office:value="145292" calcext:value-type="float">
            <text:p>145292</text:p>
          </table:table-cell>
          <table:table-cell table:number-columns-repeated="2" office:value-type="float" office:value="145291" calcext:value-type="float">
            <text:p>145291</text:p>
          </table:table-cell>
          <table:table-cell office:value-type="float" office:value="435" calcext:value-type="float">
            <text:p>435</text:p>
          </table:table-cell>
          <table:table-cell office:value-type="float" office:value="145.291" calcext:value-type="float">
            <text:p>145.291</text:p>
          </table:table-cell>
          <table:table-cell office:value-type="float" office:value="111.656" calcext:value-type="float">
            <text:p>111.656</text:p>
          </table:table-cell>
          <table:table-cell office:value-type="float" office:value="2.7666" calcext:value-type="float">
            <text:p>2.76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d\_32</text:p>
          </table:table-cell>
          <table:table-cell office:value-type="float" office:value="428.6" calcext:value-type="float">
            <text:p>428.6</text:p>
          </table:table-cell>
          <table:table-cell office:value-type="float" office:value="429.7" calcext:value-type="float">
            <text:p>429.7</text:p>
          </table:table-cell>
          <table:table-cell office:value-type="float" office:value="430.6" calcext:value-type="float">
            <text:p>430.6</text:p>
          </table:table-cell>
          <table:table-cell table:number-columns-repeated="2" office:value-type="float" office:value="145291" calcext:value-type="float">
            <text:p>145291</text:p>
          </table:table-cell>
          <table:table-cell office:value-type="float" office:value="145292" calcext:value-type="float">
            <text:p>145292</text:p>
          </table:table-cell>
          <table:table-cell office:value-type="float" office:value="429.7" calcext:value-type="float">
            <text:p>429.7</text:p>
          </table:table-cell>
          <table:table-cell office:value-type="float" office:value="145.291" calcext:value-type="float">
            <text:p>145.291</text:p>
          </table:table-cell>
          <table:table-cell office:value-type="float" office:value="110.296" calcext:value-type="float">
            <text:p>110.296</text:p>
          </table:table-cell>
          <table:table-cell office:value-type="float" office:value="2.732892" calcext:value-type="float">
            <text:p>2.7328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r\_0</text:p>
          </table:table-cell>
          <table:table-cell office:value-type="float" office:value="436" calcext:value-type="float">
            <text:p>436</text:p>
          </table:table-cell>
          <table:table-cell office:value-type="float" office:value="435.3" calcext:value-type="float">
            <text:p>435.3</text:p>
          </table:table-cell>
          <table:table-cell office:value-type="float" office:value="434.9" calcext:value-type="float">
            <text:p>434.9</text:p>
          </table:table-cell>
          <table:table-cell table:number-columns-repeated="3" office:value-type="float" office:value="145291" calcext:value-type="float">
            <text:p>145291</text:p>
          </table:table-cell>
          <table:table-cell office:value-type="float" office:value="435.35" calcext:value-type="float">
            <text:p>435.35</text:p>
          </table:table-cell>
          <table:table-cell office:value-type="float" office:value="145.291" calcext:value-type="float">
            <text:p>145.291</text:p>
          </table:table-cell>
          <table:table-cell office:value-type="float" office:value="111.746" calcext:value-type="float">
            <text:p>111.746</text:p>
          </table:table-cell>
          <table:table-cell office:value-type="float" office:value="2.768826" calcext:value-type="float">
            <text:p>2.7688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\_32</text:p>
          </table:table-cell>
          <table:table-cell office:value-type="float" office:value="429.8" calcext:value-type="float">
            <text:p>429.8</text:p>
          </table:table-cell>
          <table:table-cell office:value-type="float" office:value="431.2" calcext:value-type="float">
            <text:p>431.2</text:p>
          </table:table-cell>
          <table:table-cell office:value-type="float" office:value="431.4" calcext:value-type="float">
            <text:p>431.4</text:p>
          </table:table-cell>
          <table:table-cell table:number-columns-repeated="3" office:value-type="float" office:value="145291" calcext:value-type="float">
            <text:p>145291</text:p>
          </table:table-cell>
          <table:table-cell office:value-type="float" office:value="431.1" calcext:value-type="float">
            <text:p>431.1</text:p>
          </table:table-cell>
          <table:table-cell office:value-type="float" office:value="145.291" calcext:value-type="float">
            <text:p>145.291</text:p>
          </table:table-cell>
          <table:table-cell office:value-type="float" office:value="110.655" calcext:value-type="float">
            <text:p>110.655</text:p>
          </table:table-cell>
          <table:table-cell office:value-type="float" office:value="2.741796" calcext:value-type="float">
            <text:p>2.7417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or\_0</text:p>
          </table:table-cell>
          <table:table-cell office:value-type="float" office:value="432.5" calcext:value-type="float">
            <text:p>432.5</text:p>
          </table:table-cell>
          <table:table-cell table:number-columns-repeated="2" office:value-type="float" office:value="431.5" calcext:value-type="float">
            <text:p>431.5</text:p>
          </table:table-cell>
          <table:table-cell office:value-type="float" office:value="145291" calcext:value-type="float">
            <text:p>145291</text:p>
          </table:table-cell>
          <table:table-cell table:number-columns-repeated="2" office:value-type="float" office:value="145292" calcext:value-type="float">
            <text:p>145292</text:p>
          </table:table-cell>
          <table:table-cell office:value-type="float" office:value="431.6" calcext:value-type="float">
            <text:p>431.6</text:p>
          </table:table-cell>
          <table:table-cell office:value-type="float" office:value="145.292" calcext:value-type="float">
            <text:p>145.292</text:p>
          </table:table-cell>
          <table:table-cell office:value-type="float" office:value="110.784" calcext:value-type="float">
            <text:p>110.784</text:p>
          </table:table-cell>
          <table:table-cell office:value-type="float" office:value="2.744976" calcext:value-type="float">
            <text:p>2.7449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or\_32</text:p>
          </table:table-cell>
          <table:table-cell office:value-type="float" office:value="434.2" calcext:value-type="float">
            <text:p>434.2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145291" calcext:value-type="float">
            <text:p>145291</text:p>
          </table:table-cell>
          <table:table-cell office:value-type="float" office:value="145292" calcext:value-type="float">
            <text:p>145292</text:p>
          </table:table-cell>
          <table:table-cell office:value-type="float" office:value="145291" calcext:value-type="float">
            <text:p>145291</text:p>
          </table:table-cell>
          <table:table-cell office:value-type="float" office:value="434.7" calcext:value-type="float">
            <text:p>434.7</text:p>
          </table:table-cell>
          <table:table-cell office:value-type="float" office:value="145.291" calcext:value-type="float">
            <text:p>145.291</text:p>
          </table:table-cell>
          <table:table-cell office:value-type="float" office:value="111.579" calcext:value-type="float">
            <text:p>111.579</text:p>
          </table:table-cell>
          <table:table-cell office:value-type="float" office:value="2.764692" calcext:value-type="float">
            <text:p>2.764692</text:p>
          </table:table-cell>
        </table:table-row>
      </table:table>
      <table:table table:name="new raspberry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BM Name</text:p>
          </table:table-cell>
          <table:table-cell office:value-type="string" calcext:value-type="string">
            <text:p>BM1 (mA)</text:p>
          </table:table-cell>
          <table:table-cell office:value-type="string" calcext:value-type="string">
            <text:p>BM2 (mA)</text:p>
          </table:table-cell>
          <table:table-cell office:value-type="string" calcext:value-type="string">
            <text:p>BM3 (mA)</text:p>
          </table:table-cell>
          <table:table-cell office:value-type="string" calcext:value-type="string">
            <text:p>T1 (ms)</text:p>
          </table:table-cell>
          <table:table-cell office:value-type="string" calcext:value-type="string">
            <text:p>T2 (ms)</text:p>
          </table:table-cell>
          <table:table-cell office:value-type="string" calcext:value-type="string">
            <text:p>T3 (ms)</text:p>
          </table:table-cell>
          <table:table-cell office:value-type="string" calcext:value-type="string">
            <text:p>Med BM (mA)</text:p>
          </table:table-cell>
          <table:table-cell office:value-type="string" calcext:value-type="string">
            <text:p>Med T (ms)</text:p>
          </table:table-cell>
          <table:table-cell office:value-type="string" calcext:value-type="string">
            <text:p>Power (mW)</text:p>
          </table:table-cell>
          <table:table-cell office:value-type="string" calcext:value-type="string">
            <text:p>Energy* (mW/h)</text:p>
          </table:table-cell>
        </table:table-row>
        <table:table-row table:style-name="ro1">
          <table:table-cell table:style-name="ce2"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ch1</text:p>
          </table:table-cell>
          <table:table-cell office:value-type="string" calcext:value-type="string">
            <text:p>Bench2</text:p>
          </table:table-cell>
          <table:table-cell office:value-type="string" calcext:value-type="string">
            <text:p>Bench3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medbench</text:p>
          </table:table-cell>
          <table:table-cell office:value-type="string" calcext:value-type="string">
            <text:p>medtime</text:p>
          </table:table-cell>
          <table:table-cell office:value-type="string" calcext:value-type="string">
            <text:p>energymWh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office:value-type="float" office:value="439" calcext:value-type="float">
            <text:p>439</text:p>
          </table:table-cell>
          <table:table-cell office:value-type="float" office:value="439.7" calcext:value-type="float">
            <text:p>439.7</text:p>
          </table:table-cell>
          <table:table-cell office:value-type="float" office:value="439.6" calcext:value-type="float">
            <text:p>439.6</text:p>
          </table:table-cell>
          <table:table-cell office:value-type="float" office:value="123555" calcext:value-type="float">
            <text:p>123555</text:p>
          </table:table-cell>
          <table:table-cell table:number-columns-repeated="2" office:value-type="float" office:value="123556" calcext:value-type="float">
            <text:p>123556</text:p>
          </table:table-cell>
          <table:table-cell office:value-type="float" office:value="439.5" calcext:value-type="float">
            <text:p>439.5</text:p>
          </table:table-cell>
          <table:table-cell office:value-type="float" office:value="123.556" calcext:value-type="float">
            <text:p>123.556</text:p>
          </table:table-cell>
          <table:table-cell office:value-type="float" office:value="77.834" calcext:value-type="float">
            <text:p>77.834</text:p>
          </table:table-cell>
          <table:table-cell office:value-type="float" office:value="2.26782" calcext:value-type="float">
            <text:p>2.267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p\_nop</text:p>
          </table:table-cell>
          <table:table-cell office:value-type="float" office:value="431.1" calcext:value-type="float">
            <text:p>431.1</text:p>
          </table:table-cell>
          <table:table-cell office:value-type="float" office:value="431.5" calcext:value-type="float">
            <text:p>431.5</text:p>
          </table:table-cell>
          <table:table-cell office:value-type="float" office:value="431.8" calcext:value-type="float">
            <text:p>431.8</text:p>
          </table:table-cell>
          <table:table-cell office:value-type="float" office:value="154444" calcext:value-type="float">
            <text:p>154444</text:p>
          </table:table-cell>
          <table:table-cell table:number-columns-repeated="2" office:value-type="float" office:value="154445" calcext:value-type="float">
            <text:p>154445</text:p>
          </table:table-cell>
          <table:table-cell office:value-type="float" office:value="431.5" calcext:value-type="float">
            <text:p>431.5</text:p>
          </table:table-cell>
          <table:table-cell office:value-type="float" office:value="154.445" calcext:value-type="float">
            <text:p>154.445</text:p>
          </table:table-cell>
          <table:table-cell office:value-type="float" office:value="95.522" calcext:value-type="float">
            <text:p>95.522</text:p>
          </table:table-cell>
          <table:table-cell office:value-type="float" office:value="2.22654" calcext:value-type="float">
            <text:p>2.226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p\_nop\_nop</text:p>
          </table:table-cell>
          <table:table-cell table:number-columns-repeated="2" office:value-type="float" office:value="424.3" calcext:value-type="float">
            <text:p>424.3</text:p>
          </table:table-cell>
          <table:table-cell office:value-type="float" office:value="424.1" calcext:value-type="float">
            <text:p>424.1</text:p>
          </table:table-cell>
          <table:table-cell office:value-type="float" office:value="154447" calcext:value-type="float">
            <text:p>154447</text:p>
          </table:table-cell>
          <table:table-cell table:number-columns-repeated="2" office:value-type="float" office:value="154446" calcext:value-type="float">
            <text:p>154446</text:p>
          </table:table-cell>
          <table:table-cell office:value-type="float" office:value="424.2" calcext:value-type="float">
            <text:p>424.2</text:p>
          </table:table-cell>
          <table:table-cell office:value-type="float" office:value="154.446" calcext:value-type="float">
            <text:p>154.446</text:p>
          </table:table-cell>
          <table:table-cell office:value-type="float" office:value="93.906" calcext:value-type="float">
            <text:p>93.906</text:p>
          </table:table-cell>
          <table:table-cell office:value-type="float" office:value="2.188872" calcext:value-type="float">
            <text:p>2.188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\_0</text:p>
          </table:table-cell>
          <table:table-cell office:value-type="float" office:value="435.3" calcext:value-type="float">
            <text:p>435.3</text:p>
          </table:table-cell>
          <table:table-cell table:number-columns-repeated="2" office:value-type="float" office:value="435.5" calcext:value-type="float">
            <text:p>435.5</text:p>
          </table:table-cell>
          <table:table-cell table:number-columns-repeated="3" office:value-type="float" office:value="123556" calcext:value-type="float">
            <text:p>123556</text:p>
          </table:table-cell>
          <table:table-cell office:value-type="float" office:value="435.4" calcext:value-type="float">
            <text:p>435.4</text:p>
          </table:table-cell>
          <table:table-cell office:value-type="float" office:value="123.556" calcext:value-type="float">
            <text:p>123.556</text:p>
          </table:table-cell>
          <table:table-cell office:value-type="float" office:value="77.108" calcext:value-type="float">
            <text:p>77.108</text:p>
          </table:table-cell>
          <table:table-cell office:value-type="float" office:value="2.246664" calcext:value-type="float">
            <text:p>2.2466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\_32</text:p>
          </table:table-cell>
          <table:table-cell office:value-type="float" office:value="438.4" calcext:value-type="float">
            <text:p>438.4</text:p>
          </table:table-cell>
          <table:table-cell office:value-type="float" office:value="438.6" calcext:value-type="float">
            <text:p>438.6</text:p>
          </table:table-cell>
          <table:table-cell office:value-type="float" office:value="438.7" calcext:value-type="float">
            <text:p>438.7</text:p>
          </table:table-cell>
          <table:table-cell table:number-columns-repeated="2" office:value-type="float" office:value="108112" calcext:value-type="float">
            <text:p>108112</text:p>
          </table:table-cell>
          <table:table-cell office:value-type="float" office:value="108113" calcext:value-type="float">
            <text:p>108113</text:p>
          </table:table-cell>
          <table:table-cell office:value-type="float" office:value="438.6" calcext:value-type="float">
            <text:p>438.6</text:p>
          </table:table-cell>
          <table:table-cell office:value-type="float" office:value="108.112" calcext:value-type="float">
            <text:p>108.112</text:p>
          </table:table-cell>
          <table:table-cell office:value-type="float" office:value="67.966" calcext:value-type="float">
            <text:p>67.966</text:p>
          </table:table-cell>
          <table:table-cell office:value-type="float" office:value="2.263176" calcext:value-type="float">
            <text:p>2.2631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dd8\_0</text:p>
          </table:table-cell>
          <table:table-cell office:value-type="float" office:value="429.3" calcext:value-type="float">
            <text:p>429.3</text:p>
          </table:table-cell>
          <table:table-cell table:number-columns-repeated="2" office:value-type="float" office:value="429.5" calcext:value-type="float">
            <text:p>429.5</text:p>
          </table:table-cell>
          <table:table-cell office:value-type="float" office:value="123556" calcext:value-type="float">
            <text:p>123556</text:p>
          </table:table-cell>
          <table:table-cell table:number-columns-repeated="2" office:value-type="float" office:value="123555" calcext:value-type="float">
            <text:p>123555</text:p>
          </table:table-cell>
          <table:table-cell office:value-type="float" office:value="429.4" calcext:value-type="float">
            <text:p>429.4</text:p>
          </table:table-cell>
          <table:table-cell office:value-type="float" office:value="123.555" calcext:value-type="float">
            <text:p>123.555</text:p>
          </table:table-cell>
          <table:table-cell office:value-type="float" office:value="76.045" calcext:value-type="float">
            <text:p>76.045</text:p>
          </table:table-cell>
          <table:table-cell office:value-type="float" office:value="2.215704" calcext:value-type="float">
            <text:p>2.2157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dd8\_8</text:p>
          </table:table-cell>
          <table:table-cell office:value-type="float" office:value="437.7" calcext:value-type="float">
            <text:p>437.7</text:p>
          </table:table-cell>
          <table:table-cell table:number-columns-repeated="2" office:value-type="float" office:value="437.6" calcext:value-type="float">
            <text:p>437.6</text:p>
          </table:table-cell>
          <table:table-cell office:value-type="float" office:value="123556" calcext:value-type="float">
            <text:p>123556</text:p>
          </table:table-cell>
          <table:table-cell table:number-columns-repeated="2" office:value-type="float" office:value="123555" calcext:value-type="float">
            <text:p>123555</text:p>
          </table:table-cell>
          <table:table-cell office:value-type="float" office:value="437.6" calcext:value-type="float">
            <text:p>437.6</text:p>
          </table:table-cell>
          <table:table-cell office:value-type="float" office:value="123.555" calcext:value-type="float">
            <text:p>123.555</text:p>
          </table:table-cell>
          <table:table-cell office:value-type="float" office:value="77.497" calcext:value-type="float">
            <text:p>77.497</text:p>
          </table:table-cell>
          <table:table-cell office:value-type="float" office:value="2.258016" calcext:value-type="float">
            <text:p>2.258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dd16\_0</text:p>
          </table:table-cell>
          <table:table-cell office:value-type="float" office:value="434.9" calcext:value-type="float">
            <text:p>434.9</text:p>
          </table:table-cell>
          <table:table-cell office:value-type="float" office:value="434.7" calcext:value-type="float">
            <text:p>434.7</text:p>
          </table:table-cell>
          <table:table-cell office:value-type="float" office:value="434.9" calcext:value-type="float">
            <text:p>434.9</text:p>
          </table:table-cell>
          <table:table-cell table:number-columns-repeated="3" office:value-type="float" office:value="123556" calcext:value-type="float">
            <text:p>123556</text:p>
          </table:table-cell>
          <table:table-cell office:value-type="float" office:value="434.8" calcext:value-type="float">
            <text:p>434.8</text:p>
          </table:table-cell>
          <table:table-cell office:value-type="float" office:value="123.556" calcext:value-type="float">
            <text:p>123.556</text:p>
          </table:table-cell>
          <table:table-cell office:value-type="float" office:value="77.002" calcext:value-type="float">
            <text:p>77.002</text:p>
          </table:table-cell>
          <table:table-cell office:value-type="float" office:value="2.243568" calcext:value-type="float">
            <text:p>2.2435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dd16\_8</text:p>
          </table:table-cell>
          <table:table-cell office:value-type="float" office:value="432.2" calcext:value-type="float">
            <text:p>432.2</text:p>
          </table:table-cell>
          <table:table-cell office:value-type="float" office:value="432.5" calcext:value-type="float">
            <text:p>432.5</text:p>
          </table:table-cell>
          <table:table-cell office:value-type="float" office:value="432.4" calcext:value-type="float">
            <text:p>432.4</text:p>
          </table:table-cell>
          <table:table-cell office:value-type="float" office:value="108112" calcext:value-type="float">
            <text:p>108112</text:p>
          </table:table-cell>
          <table:table-cell office:value-type="float" office:value="108110" calcext:value-type="float">
            <text:p>108110</text:p>
          </table:table-cell>
          <table:table-cell office:value-type="float" office:value="108112" calcext:value-type="float">
            <text:p>108112</text:p>
          </table:table-cell>
          <table:table-cell office:value-type="float" office:value="432.4" calcext:value-type="float">
            <text:p>432.4</text:p>
          </table:table-cell>
          <table:table-cell office:value-type="float" office:value="108.112" calcext:value-type="float">
            <text:p>108.112</text:p>
          </table:table-cell>
          <table:table-cell office:value-type="float" office:value="67.005" calcext:value-type="float">
            <text:p>67.005</text:p>
          </table:table-cell>
          <table:table-cell office:value-type="float" office:value="2.231184" calcext:value-type="float">
            <text:p>2.2311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b\_0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123557" calcext:value-type="float">
            <text:p>123557</text:p>
          </table:table-cell>
          <table:table-cell office:value-type="float" office:value="123555" calcext:value-type="float">
            <text:p>123555</text:p>
          </table:table-cell>
          <table:table-cell office:value-type="float" office:value="123556" calcext:value-type="float">
            <text:p>123556</text:p>
          </table:table-cell>
          <table:table-cell office:value-type="float" office:value="434.1" calcext:value-type="float">
            <text:p>434.1</text:p>
          </table:table-cell>
          <table:table-cell office:value-type="float" office:value="123.556" calcext:value-type="float">
            <text:p>123.556</text:p>
          </table:table-cell>
          <table:table-cell office:value-type="float" office:value="76.878" calcext:value-type="float">
            <text:p>76.878</text:p>
          </table:table-cell>
          <table:table-cell office:value-type="float" office:value="2.239956" calcext:value-type="float">
            <text:p>2.2399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b\_32</text:p>
          </table:table-cell>
          <table:table-cell office:value-type="float" office:value="431.9" calcext:value-type="float">
            <text:p>431.9</text:p>
          </table:table-cell>
          <table:table-cell office:value-type="float" office:value="431.8" calcext:value-type="float">
            <text:p>431.8</text:p>
          </table:table-cell>
          <table:table-cell office:value-type="float" office:value="432.2" calcext:value-type="float">
            <text:p>432.2</text:p>
          </table:table-cell>
          <table:table-cell office:value-type="float" office:value="108111" calcext:value-type="float">
            <text:p>108111</text:p>
          </table:table-cell>
          <table:table-cell table:number-columns-repeated="2" office:value-type="float" office:value="108112" calcext:value-type="float">
            <text:p>108112</text:p>
          </table:table-cell>
          <table:table-cell office:value-type="float" office:value="431.9" calcext:value-type="float">
            <text:p>431.9</text:p>
          </table:table-cell>
          <table:table-cell office:value-type="float" office:value="108.112" calcext:value-type="float">
            <text:p>108.112</text:p>
          </table:table-cell>
          <table:table-cell office:value-type="float" office:value="66.927" calcext:value-type="float">
            <text:p>66.927</text:p>
          </table:table-cell>
          <table:table-cell office:value-type="float" office:value="2.228604" calcext:value-type="float">
            <text:p>2.2286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sr\_0</text:p>
          </table:table-cell>
          <table:table-cell office:value-type="float" office:value="437.8" calcext:value-type="float">
            <text:p>437.8</text:p>
          </table:table-cell>
          <table:table-cell office:value-type="float" office:value="438" calcext:value-type="float">
            <text:p>438</text:p>
          </table:table-cell>
          <table:table-cell office:value-type="float" office:value="437.7" calcext:value-type="float">
            <text:p>437.7</text:p>
          </table:table-cell>
          <table:table-cell office:value-type="float" office:value="123556" calcext:value-type="float">
            <text:p>123556</text:p>
          </table:table-cell>
          <table:table-cell table:number-columns-repeated="2" office:value-type="float" office:value="123555" calcext:value-type="float">
            <text:p>123555</text:p>
          </table:table-cell>
          <table:table-cell office:value-type="float" office:value="437.8" calcext:value-type="float">
            <text:p>437.8</text:p>
          </table:table-cell>
          <table:table-cell office:value-type="float" office:value="123.555" calcext:value-type="float">
            <text:p>123.555</text:p>
          </table:table-cell>
          <table:table-cell office:value-type="float" office:value="77.532" calcext:value-type="float">
            <text:p>77.532</text:p>
          </table:table-cell>
          <table:table-cell office:value-type="float" office:value="2.259048" calcext:value-type="float">
            <text:p>2.2590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sr\_32</text:p>
          </table:table-cell>
          <table:table-cell office:value-type="float" office:value="438.6" calcext:value-type="float">
            <text:p>438.6</text:p>
          </table:table-cell>
          <table:table-cell office:value-type="float" office:value="438.8" calcext:value-type="float">
            <text:p>438.8</text:p>
          </table:table-cell>
          <table:table-cell office:value-type="float" office:value="438.7" calcext:value-type="float">
            <text:p>438.7</text:p>
          </table:table-cell>
          <table:table-cell office:value-type="float" office:value="108110" calcext:value-type="float">
            <text:p>108110</text:p>
          </table:table-cell>
          <table:table-cell table:number-columns-repeated="2" office:value-type="float" office:value="108112" calcext:value-type="float">
            <text:p>108112</text:p>
          </table:table-cell>
          <table:table-cell office:value-type="float" office:value="438.7" calcext:value-type="float">
            <text:p>438.7</text:p>
          </table:table-cell>
          <table:table-cell office:value-type="float" office:value="108.112" calcext:value-type="float">
            <text:p>108.112</text:p>
          </table:table-cell>
          <table:table-cell office:value-type="float" office:value="67.981" calcext:value-type="float">
            <text:p>67.981</text:p>
          </table:table-cell>
          <table:table-cell office:value-type="float" office:value="2.263692" calcext:value-type="float">
            <text:p>2.2636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sl\_0</text:p>
          </table:table-cell>
          <table:table-cell office:value-type="float" office:value="438.5" calcext:value-type="float">
            <text:p>438.5</text:p>
          </table:table-cell>
          <table:table-cell office:value-type="float" office:value="438.7" calcext:value-type="float">
            <text:p>438.7</text:p>
          </table:table-cell>
          <table:table-cell office:value-type="float" office:value="438.8" calcext:value-type="float">
            <text:p>438.8</text:p>
          </table:table-cell>
          <table:table-cell table:number-columns-repeated="3" office:value-type="float" office:value="108112" calcext:value-type="float">
            <text:p>108112</text:p>
          </table:table-cell>
          <table:table-cell office:value-type="float" office:value="438.7" calcext:value-type="float">
            <text:p>438.7</text:p>
          </table:table-cell>
          <table:table-cell office:value-type="float" office:value="108.112" calcext:value-type="float">
            <text:p>108.112</text:p>
          </table:table-cell>
          <table:table-cell office:value-type="float" office:value="67.981" calcext:value-type="float">
            <text:p>67.981</text:p>
          </table:table-cell>
          <table:table-cell office:value-type="float" office:value="2.263692" calcext:value-type="float">
            <text:p>2.2636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l\_32</text:p>
          </table:table-cell>
          <table:table-cell table:number-columns-repeated="2" office:value-type="float" office:value="429.8" calcext:value-type="float">
            <text:p>429.8</text:p>
          </table:table-cell>
          <table:table-cell office:value-type="float" office:value="430.3" calcext:value-type="float">
            <text:p>430.3</text:p>
          </table:table-cell>
          <table:table-cell table:number-columns-repeated="2" office:value-type="float" office:value="123556" calcext:value-type="float">
            <text:p>123556</text:p>
          </table:table-cell>
          <table:table-cell office:value-type="float" office:value="123555" calcext:value-type="float">
            <text:p>123555</text:p>
          </table:table-cell>
          <table:table-cell office:value-type="float" office:value="429.9" calcext:value-type="float">
            <text:p>429.9</text:p>
          </table:table-cell>
          <table:table-cell office:value-type="float" office:value="123.556" calcext:value-type="float">
            <text:p>123.556</text:p>
          </table:table-cell>
          <table:table-cell office:value-type="float" office:value="76.134" calcext:value-type="float">
            <text:p>76.134</text:p>
          </table:table-cell>
          <table:table-cell office:value-type="float" office:value="2.218284" calcext:value-type="float">
            <text:p>2.2182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l\_0</text:p>
          </table:table-cell>
          <table:table-cell office:value-type="float" office:value="427.9" calcext:value-type="float">
            <text:p>427.9</text:p>
          </table:table-cell>
          <table:table-cell office:value-type="float" office:value="428.1" calcext:value-type="float">
            <text:p>428.1</text:p>
          </table:table-cell>
          <table:table-cell office:value-type="float" office:value="428.3" calcext:value-type="float">
            <text:p>428.3</text:p>
          </table:table-cell>
          <table:table-cell office:value-type="float" office:value="123558" calcext:value-type="float">
            <text:p>123558</text:p>
          </table:table-cell>
          <table:table-cell table:number-columns-repeated="2" office:value-type="float" office:value="123557" calcext:value-type="float">
            <text:p>123557</text:p>
          </table:table-cell>
          <table:table-cell office:value-type="float" office:value="428.1" calcext:value-type="float">
            <text:p>428.1</text:p>
          </table:table-cell>
          <table:table-cell office:value-type="float" office:value="123.557" calcext:value-type="float">
            <text:p>123.557</text:p>
          </table:table-cell>
          <table:table-cell office:value-type="float" office:value="75.816" calcext:value-type="float">
            <text:p>75.816</text:p>
          </table:table-cell>
          <table:table-cell office:value-type="float" office:value="2.208996" calcext:value-type="float">
            <text:p>2.2089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l\_32</text:p>
          </table:table-cell>
          <table:table-cell table:number-columns-repeated="2" office:value-type="float" office:value="434.1" calcext:value-type="float">
            <text:p>434.1</text:p>
          </table:table-cell>
          <table:table-cell office:value-type="float" office:value="433.8" calcext:value-type="float">
            <text:p>433.8</text:p>
          </table:table-cell>
          <table:table-cell table:number-columns-repeated="2" office:value-type="float" office:value="123559" calcext:value-type="float">
            <text:p>123559</text:p>
          </table:table-cell>
          <table:table-cell office:value-type="float" office:value="123560" calcext:value-type="float">
            <text:p>123560</text:p>
          </table:table-cell>
          <table:table-cell office:value-type="float" office:value="434.1" calcext:value-type="float">
            <text:p>434.1</text:p>
          </table:table-cell>
          <table:table-cell office:value-type="float" office:value="123.559" calcext:value-type="float">
            <text:p>123.559</text:p>
          </table:table-cell>
          <table:table-cell office:value-type="float" office:value="76.88" calcext:value-type="float">
            <text:p>76.88</text:p>
          </table:table-cell>
          <table:table-cell office:value-type="float" office:value="2.239956" calcext:value-type="float">
            <text:p>2.2399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d\_0</text:p>
          </table:table-cell>
          <table:table-cell office:value-type="float" office:value="434.8" calcext:value-type="float">
            <text:p>434.8</text:p>
          </table:table-cell>
          <table:table-cell office:value-type="float" office:value="434.9" calcext:value-type="float">
            <text:p>434.9</text:p>
          </table:table-cell>
          <table:table-cell office:value-type="float" office:value="435.2" calcext:value-type="float">
            <text:p>435.2</text:p>
          </table:table-cell>
          <table:table-cell office:value-type="float" office:value="123556" calcext:value-type="float">
            <text:p>123556</text:p>
          </table:table-cell>
          <table:table-cell office:value-type="float" office:value="123554" calcext:value-type="float">
            <text:p>123554</text:p>
          </table:table-cell>
          <table:table-cell office:value-type="float" office:value="123556" calcext:value-type="float">
            <text:p>123556</text:p>
          </table:table-cell>
          <table:table-cell office:value-type="float" office:value="434.9" calcext:value-type="float">
            <text:p>434.9</text:p>
          </table:table-cell>
          <table:table-cell office:value-type="float" office:value="123.556" calcext:value-type="float">
            <text:p>123.556</text:p>
          </table:table-cell>
          <table:table-cell office:value-type="float" office:value="77.019" calcext:value-type="float">
            <text:p>77.019</text:p>
          </table:table-cell>
          <table:table-cell office:value-type="float" office:value="2.244084" calcext:value-type="float">
            <text:p>2.2440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nd\_32</text:p>
          </table:table-cell>
          <table:table-cell office:value-type="float" office:value="438.5" calcext:value-type="float">
            <text:p>438.5</text:p>
          </table:table-cell>
          <table:table-cell office:value-type="float" office:value="438.6" calcext:value-type="float">
            <text:p>438.6</text:p>
          </table:table-cell>
          <table:table-cell office:value-type="float" office:value="438.5" calcext:value-type="float">
            <text:p>438.5</text:p>
          </table:table-cell>
          <table:table-cell office:value-type="float" office:value="108111" calcext:value-type="float">
            <text:p>108111</text:p>
          </table:table-cell>
          <table:table-cell office:value-type="float" office:value="108112" calcext:value-type="float">
            <text:p>108112</text:p>
          </table:table-cell>
          <table:table-cell office:value-type="float" office:value="108111" calcext:value-type="float">
            <text:p>108111</text:p>
          </table:table-cell>
          <table:table-cell office:value-type="float" office:value="438.5" calcext:value-type="float">
            <text:p>438.5</text:p>
          </table:table-cell>
          <table:table-cell office:value-type="float" office:value="108.111" calcext:value-type="float">
            <text:p>108.111</text:p>
          </table:table-cell>
          <table:table-cell office:value-type="float" office:value="67.95" calcext:value-type="float">
            <text:p>67.95</text:p>
          </table:table-cell>
          <table:table-cell office:value-type="float" office:value="2.26266" calcext:value-type="float">
            <text:p>2.262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\_0</text:p>
          </table:table-cell>
          <table:table-cell office:value-type="float" office:value="438.8" calcext:value-type="float">
            <text:p>438.8</text:p>
          </table:table-cell>
          <table:table-cell office:value-type="float" office:value="438.7" calcext:value-type="float">
            <text:p>438.7</text:p>
          </table:table-cell>
          <table:table-cell office:value-type="float" office:value="438.8" calcext:value-type="float">
            <text:p>438.8</text:p>
          </table:table-cell>
          <table:table-cell office:value-type="float" office:value="123555" calcext:value-type="float">
            <text:p>123555</text:p>
          </table:table-cell>
          <table:table-cell table:number-columns-repeated="2" office:value-type="float" office:value="123554" calcext:value-type="float">
            <text:p>123554</text:p>
          </table:table-cell>
          <table:table-cell office:value-type="float" office:value="438.8" calcext:value-type="float">
            <text:p>438.8</text:p>
          </table:table-cell>
          <table:table-cell office:value-type="float" office:value="123.554" calcext:value-type="float">
            <text:p>123.554</text:p>
          </table:table-cell>
          <table:table-cell office:value-type="float" office:value="77.709" calcext:value-type="float">
            <text:p>77.709</text:p>
          </table:table-cell>
          <table:table-cell office:value-type="float" office:value="2.264208" calcext:value-type="float">
            <text:p>2.2642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\_32</text:p>
          </table:table-cell>
          <table:table-cell office:value-type="float" office:value="432.5" calcext:value-type="float">
            <text:p>432.5</text:p>
          </table:table-cell>
          <table:table-cell table:number-columns-repeated="2" office:value-type="float" office:value="432.7" calcext:value-type="float">
            <text:p>432.7</text:p>
          </table:table-cell>
          <table:table-cell table:number-columns-repeated="2" office:value-type="float" office:value="108112" calcext:value-type="float">
            <text:p>108112</text:p>
          </table:table-cell>
          <table:table-cell office:value-type="float" office:value="108113" calcext:value-type="float">
            <text:p>108113</text:p>
          </table:table-cell>
          <table:table-cell office:value-type="float" office:value="432.7" calcext:value-type="float">
            <text:p>432.7</text:p>
          </table:table-cell>
          <table:table-cell office:value-type="float" office:value="108.112" calcext:value-type="float">
            <text:p>108.112</text:p>
          </table:table-cell>
          <table:table-cell office:value-type="float" office:value="67.051" calcext:value-type="float">
            <text:p>67.051</text:p>
          </table:table-cell>
          <table:table-cell office:value-type="float" office:value="2.232732" calcext:value-type="float">
            <text:p>2.2327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or\_0</text:p>
          </table:table-cell>
          <table:table-cell table:number-columns-repeated="2" office:value-type="float" office:value="429.4" calcext:value-type="float">
            <text:p>429.4</text:p>
          </table:table-cell>
          <table:table-cell office:value-type="float" office:value="429.3" calcext:value-type="float">
            <text:p>429.3</text:p>
          </table:table-cell>
          <table:table-cell table:number-columns-repeated="3" office:value-type="float" office:value="123555" calcext:value-type="float">
            <text:p>123555</text:p>
          </table:table-cell>
          <table:table-cell office:value-type="float" office:value="429.4" calcext:value-type="float">
            <text:p>429.4</text:p>
          </table:table-cell>
          <table:table-cell office:value-type="float" office:value="123.555" calcext:value-type="float">
            <text:p>123.555</text:p>
          </table:table-cell>
          <table:table-cell office:value-type="float" office:value="76.045" calcext:value-type="float">
            <text:p>76.045</text:p>
          </table:table-cell>
          <table:table-cell office:value-type="float" office:value="2.215704" calcext:value-type="float">
            <text:p>2.2157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or\_32</text:p>
          </table:table-cell>
          <table:table-cell office:value-type="float" office:value="432.2" calcext:value-type="float">
            <text:p>432.2</text:p>
          </table:table-cell>
          <table:table-cell office:value-type="float" office:value="432.5" calcext:value-type="float">
            <text:p>432.5</text:p>
          </table:table-cell>
          <table:table-cell office:value-type="float" office:value="432.6" calcext:value-type="float">
            <text:p>432.6</text:p>
          </table:table-cell>
          <table:table-cell office:value-type="float" office:value="108113" calcext:value-type="float">
            <text:p>108113</text:p>
          </table:table-cell>
          <table:table-cell office:value-type="float" office:value="108112" calcext:value-type="float">
            <text:p>108112</text:p>
          </table:table-cell>
          <table:table-cell office:value-type="float" office:value="108110" calcext:value-type="float">
            <text:p>108110</text:p>
          </table:table-cell>
          <table:table-cell office:value-type="float" office:value="432.5" calcext:value-type="float">
            <text:p>432.5</text:p>
          </table:table-cell>
          <table:table-cell office:value-type="float" office:value="108.112" calcext:value-type="float">
            <text:p>108.112</text:p>
          </table:table-cell>
          <table:table-cell office:value-type="float" office:value="67.02" calcext:value-type="float">
            <text:p>67.02</text:p>
          </table:table-cell>
          <table:table-cell office:value-type="float" office:value="2.2317" calcext:value-type="float">
            <text:p>2.2317</text:p>
          </table:table-cell>
        </table:table-row>
      </table:table>
      <table:named-expressions/>
      <table:database-ranges>
        <table:database-range table:name="__Anonymous_Sheet_DB__0" table:target-range-address="Galileo.B2:Galileo.H23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Raspberry.A2:Raspberry.H25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/00/0000</text:date>, <text:time style:data-style-name="N2" text:time-value="02:10:38.987544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Riolo</meta:initial-creator>
    <meta:creation-date>2016-06-06T02:19:04.980833076</meta:creation-date>
    <dc:date>2016-07-23T20:53:57.700913556</dc:date>
    <dc:creator>Samuel Riolo</dc:creator>
    <meta:editing-duration>P8DT12H36M44S</meta:editing-duration>
    <meta:editing-cycles>44</meta:editing-cycles>
    <meta:generator>LibreOffice/4.2.8.2$Linux_X86_64 LibreOffice_project/420m0$Build-2</meta:generator>
    <meta:document-statistic meta:table-count="4" meta:cell-count="1148" meta:object-count="3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bar" chart:style-name="ch1">
        <chart:legend chart:legend-position="end" svg:x="14.195cm" svg:y="4.204cm" style:legend-expansion="high" chart:style-name="ch2"/>
        <chart:plot-area chart:style-name="ch3" table:cell-range-address="Galileo.B3:Galileo.B23 'new Galileo'.K3:'new Galileo'.K3 Galileo.L3:Galileo.L23" chart:data-source-has-labels="both" svg:x="0.319cm" svg:y="0.18cm" svg:width="13.557cm" svg:height="8.646cm">
          <chartooo:coordinate-region svg:x="1.126cm" svg:y="0.379cm" svg:width="12.75cm" svg:height="6.327cm"/>
          <chart:axis chart:dimension="x" chart:name="primary-x" chart:style-name="ch4" chartooo:axis-type="auto">
            <chartooo:date-scale/>
            <chart:categories table:cell-range-address="Galileo.B3:Galileo.B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alileo.L3:Galileo.L23" chart:label-cell-address="'new Galileo'.K3:'new Galileo'.K3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8.565</text:p>
                <draw:g>
                  <svg:desc>'new Galileo'.K3:'new Galileo'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p</text:p>
                <draw:g>
                  <svg:desc>Galileo.B3:Galileo.B23</svg:desc>
                </draw:g>
              </table:table-cell>
              <table:table-cell office:value-type="float" office:value="89.6101614633333">
                <text:p>89.6101614633333</text:p>
                <draw:g>
                  <svg:desc>Galileo.L3:Galileo.L23</svg:desc>
                </draw:g>
              </table:table-cell>
            </table:table-row>
            <table:table-row>
              <table:table-cell office:value-type="string">
                <text:p>nop\_nop</text:p>
              </table:table-cell>
              <table:table-cell office:value-type="float" office:value="99.75168294">
                <text:p>99.75168294</text:p>
              </table:table-cell>
            </table:table-row>
            <table:table-row>
              <table:table-cell office:value-type="string">
                <text:p>nop\_nop\_nop</text:p>
              </table:table-cell>
              <table:table-cell office:value-type="float" office:value="89.8600619833333">
                <text:p>89.8600619833333</text:p>
              </table:table-cell>
            </table:table-row>
            <table:table-row>
              <table:table-cell office:value-type="string">
                <text:p>addl\_0</text:p>
              </table:table-cell>
              <table:table-cell office:value-type="float" office:value="90.65141363">
                <text:p>90.65141363</text:p>
              </table:table-cell>
            </table:table-row>
            <table:table-row>
              <table:table-cell office:value-type="string">
                <text:p>addl\_32</text:p>
              </table:table-cell>
              <table:table-cell office:value-type="float" office:value="89.8808870266667">
                <text:p>89.8808870266667</text:p>
              </table:table-cell>
            </table:table-row>
            <table:table-row>
              <table:table-cell office:value-type="string">
                <text:p>and\_0</text:p>
              </table:table-cell>
              <table:table-cell office:value-type="float" office:value="90.6305885866667">
                <text:p>90.6305885866667</text:p>
              </table:table-cell>
            </table:table-row>
            <table:table-row>
              <table:table-cell office:value-type="string">
                <text:p>and\_32</text:p>
              </table:table-cell>
              <table:table-cell office:value-type="float" office:value="110.18599371">
                <text:p>110.18599371</text:p>
              </table:table-cell>
            </table:table-row>
            <table:table-row>
              <table:table-cell office:value-type="string">
                <text:p>xor\_0</text:p>
              </table:table-cell>
              <table:table-cell office:value-type="float" office:value="110.134467526667">
                <text:p>110.134467526667</text:p>
              </table:table-cell>
            </table:table-row>
            <table:table-row>
              <table:table-cell office:value-type="string">
                <text:p>subl\_0</text:p>
              </table:table-cell>
              <table:table-cell office:value-type="float" office:value="110.18599371">
                <text:p>110.18599371</text:p>
              </table:table-cell>
            </table:table-row>
            <table:table-row>
              <table:table-cell office:value-type="string">
                <text:p>inc\_8</text:p>
              </table:table-cell>
              <table:table-cell office:value-type="float" office:value="110.18537322">
                <text:p>110.18537322</text:p>
              </table:table-cell>
            </table:table-row>
            <table:table-row>
              <table:table-cell office:value-type="string">
                <text:p>xor\_32</text:p>
              </table:table-cell>
              <table:table-cell office:value-type="float" office:value="138.45400752">
                <text:p>138.45400752</text:p>
              </table:table-cell>
            </table:table-row>
            <table:table-row>
              <table:table-cell office:value-type="string">
                <text:p>or\_32</text:p>
              </table:table-cell>
              <table:table-cell office:value-type="float" office:value="139.19908056">
                <text:p>139.19908056</text:p>
              </table:table-cell>
            </table:table-row>
            <table:table-row>
              <table:table-cell office:value-type="string">
                <text:p>subl\_32</text:p>
              </table:table-cell>
              <table:table-cell office:value-type="float" office:value="90.77636389">
                <text:p>90.77636389</text:p>
              </table:table-cell>
            </table:table-row>
            <table:table-row>
              <table:table-cell office:value-type="string">
                <text:p>dec\_8</text:p>
              </table:table-cell>
              <table:table-cell office:value-type="float" office:value="100.51526576">
                <text:p>100.51526576</text:p>
              </table:table-cell>
            </table:table-row>
            <table:table-row>
              <table:table-cell office:value-type="string">
                <text:p>or\_0</text:p>
              </table:table-cell>
              <table:table-cell office:value-type="float" office:value="90.5889385">
                <text:p>90.5889385</text:p>
              </table:table-cell>
            </table:table-row>
            <table:table-row>
              <table:table-cell office:value-type="string">
                <text:p>shr\_0</text:p>
              </table:table-cell>
              <table:table-cell office:value-type="float" office:value="89.4852112033333">
                <text:p>89.4852112033333</text:p>
              </table:table-cell>
            </table:table-row>
            <table:table-row>
              <table:table-cell office:value-type="string">
                <text:p>shr\_32</text:p>
              </table:table-cell>
              <table:table-cell office:value-type="float" office:value="90.6618261516667">
                <text:p>90.6618261516667</text:p>
              </table:table-cell>
            </table:table-row>
            <table:table-row>
              <table:table-cell office:value-type="string">
                <text:p>shl\_0</text:p>
              </table:table-cell>
              <table:table-cell office:value-type="float" office:value="89.77676181">
                <text:p>89.77676181</text:p>
              </table:table-cell>
            </table:table-row>
            <table:table-row>
              <table:table-cell office:value-type="string">
                <text:p>shl\_32</text:p>
              </table:table-cell>
              <table:table-cell office:value-type="float" office:value="89.8815056533333">
                <text:p>89.8815056533333</text:p>
              </table:table-cell>
            </table:table-row>
            <table:table-row>
              <table:table-cell office:value-type="string">
                <text:p>imull\_0</text:p>
              </table:table-cell>
              <table:table-cell office:value-type="float" office:value="90.52646337">
                <text:p>90.52646337</text:p>
              </table:table-cell>
            </table:table-row>
            <table:table-row>
              <table:table-cell office:value-type="string">
                <text:p>imull\_32</text:p>
              </table:table-cell>
              <table:table-cell office:value-type="float" office:value="90.5889385">
                <text:p>90.5889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06cm" xlink:href=".." xlink:type="simple" chart:class="chart:bar" chart:style-name="ch1">
        <chart:legend chart:legend-position="end" svg:x="13.934cm" svg:y="4.204cm" style:legend-expansion="high" chart:style-name="ch2"/>
        <chart:plot-area chart:style-name="ch3" table:cell-range-address="Raspberry.B3:Raspberry.B25 Raspberry.J2:Raspberry.J25" chart:data-source-has-labels="both" svg:x="0.32cm" svg:y="0.18cm" svg:width="13.294cm" svg:height="8.646cm">
          <chartooo:coordinate-region svg:x="1.127cm" svg:y="0.379cm" svg:width="12.487cm" svg:height="6.925cm"/>
          <chart:axis chart:dimension="x" chart:name="primary-x" chart:style-name="ch4" chartooo:axis-type="auto">
            <chartooo:date-scale/>
            <chart:categories table:cell-range-address="Raspberry.B3:Raspberry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spberry.J3:Raspberry.J25" chart:label-cell-address="Raspberry.J2:Raspberry.J2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time</text:p>
                <draw:g>
                  <svg:desc>Raspberry.J2:Raspberry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p</text:p>
                <draw:g>
                  <svg:desc>Raspberry.B3:Raspberry.B25</svg:desc>
                </draw:g>
              </table:table-cell>
              <table:table-cell office:value-type="float" office:value="123.556">
                <text:p>123.556</text:p>
                <draw:g>
                  <svg:desc>Raspberry.J3:Raspberry.J25</svg:desc>
                </draw:g>
              </table:table-cell>
            </table:table-row>
            <table:table-row>
              <table:table-cell office:value-type="string">
                <text:p>nop\_nop</text:p>
              </table:table-cell>
              <table:table-cell office:value-type="float" office:value="154.445">
                <text:p>154.445</text:p>
              </table:table-cell>
            </table:table-row>
            <table:table-row>
              <table:table-cell office:value-type="string">
                <text:p>nop\_nop\_nop</text:p>
              </table:table-cell>
              <table:table-cell office:value-type="float" office:value="154.446">
                <text:p>154.446</text:p>
              </table:table-cell>
            </table:table-row>
            <table:table-row>
              <table:table-cell office:value-type="string">
                <text:p>add\_0</text:p>
              </table:table-cell>
              <table:table-cell office:value-type="float" office:value="123.556">
                <text:p>123.556</text:p>
              </table:table-cell>
            </table:table-row>
            <table:table-row>
              <table:table-cell office:value-type="string">
                <text:p>add\_32</text:p>
              </table:table-cell>
              <table:table-cell office:value-type="float" office:value="108.112">
                <text:p>108.112</text:p>
              </table:table-cell>
            </table:table-row>
            <table:table-row>
              <table:table-cell office:value-type="string">
                <text:p>sadd8\_0</text:p>
              </table:table-cell>
              <table:table-cell office:value-type="float" office:value="123.555">
                <text:p>123.555</text:p>
              </table:table-cell>
            </table:table-row>
            <table:table-row>
              <table:table-cell office:value-type="string">
                <text:p>sadd8\_8</text:p>
              </table:table-cell>
              <table:table-cell office:value-type="float" office:value="123.555">
                <text:p>123.555</text:p>
              </table:table-cell>
            </table:table-row>
            <table:table-row>
              <table:table-cell office:value-type="string">
                <text:p>sadd16\_0</text:p>
              </table:table-cell>
              <table:table-cell office:value-type="float" office:value="123.556">
                <text:p>123.556</text:p>
              </table:table-cell>
            </table:table-row>
            <table:table-row>
              <table:table-cell office:value-type="string">
                <text:p>sadd16\_8</text:p>
              </table:table-cell>
              <table:table-cell office:value-type="float" office:value="108.112">
                <text:p>108.112</text:p>
              </table:table-cell>
            </table:table-row>
            <table:table-row>
              <table:table-cell office:value-type="string">
                <text:p>sub\_0</text:p>
              </table:table-cell>
              <table:table-cell office:value-type="float" office:value="123.556">
                <text:p>123.556</text:p>
              </table:table-cell>
            </table:table-row>
            <table:table-row>
              <table:table-cell office:value-type="string">
                <text:p>sub\_32</text:p>
              </table:table-cell>
              <table:table-cell office:value-type="float" office:value="108.112">
                <text:p>108.112</text:p>
              </table:table-cell>
            </table:table-row>
            <table:table-row>
              <table:table-cell office:value-type="string">
                <text:p>lsr\_0</text:p>
              </table:table-cell>
              <table:table-cell office:value-type="float" office:value="123.555">
                <text:p>123.555</text:p>
              </table:table-cell>
            </table:table-row>
            <table:table-row>
              <table:table-cell office:value-type="string">
                <text:p>lsr\_32</text:p>
              </table:table-cell>
              <table:table-cell office:value-type="float" office:value="108.112">
                <text:p>108.112</text:p>
              </table:table-cell>
            </table:table-row>
            <table:table-row>
              <table:table-cell office:value-type="string">
                <text:p>lsl\_0</text:p>
              </table:table-cell>
              <table:table-cell office:value-type="float" office:value="108.112">
                <text:p>108.112</text:p>
              </table:table-cell>
            </table:table-row>
            <table:table-row>
              <table:table-cell office:value-type="string">
                <text:p>lsl\_32</text:p>
              </table:table-cell>
              <table:table-cell office:value-type="float" office:value="123.556">
                <text:p>123.556</text:p>
              </table:table-cell>
            </table:table-row>
            <table:table-row>
              <table:table-cell office:value-type="string">
                <text:p>mul\_0</text:p>
              </table:table-cell>
              <table:table-cell office:value-type="float" office:value="123.557">
                <text:p>123.557</text:p>
              </table:table-cell>
            </table:table-row>
            <table:table-row>
              <table:table-cell office:value-type="string">
                <text:p>mul\_32</text:p>
              </table:table-cell>
              <table:table-cell office:value-type="float" office:value="123.559">
                <text:p>123.559</text:p>
              </table:table-cell>
            </table:table-row>
            <table:table-row>
              <table:table-cell office:value-type="string">
                <text:p>and\_0</text:p>
              </table:table-cell>
              <table:table-cell office:value-type="float" office:value="123.556">
                <text:p>123.556</text:p>
              </table:table-cell>
            </table:table-row>
            <table:table-row>
              <table:table-cell office:value-type="string">
                <text:p>and\_32</text:p>
              </table:table-cell>
              <table:table-cell office:value-type="float" office:value="108.111">
                <text:p>108.111</text:p>
              </table:table-cell>
            </table:table-row>
            <table:table-row>
              <table:table-cell office:value-type="string">
                <text:p>or\_0</text:p>
              </table:table-cell>
              <table:table-cell office:value-type="float" office:value="123.554">
                <text:p>123.554</text:p>
              </table:table-cell>
            </table:table-row>
            <table:table-row>
              <table:table-cell office:value-type="string">
                <text:p>or\_32</text:p>
              </table:table-cell>
              <table:table-cell office:value-type="float" office:value="108.112">
                <text:p>108.112</text:p>
              </table:table-cell>
            </table:table-row>
            <table:table-row>
              <table:table-cell office:value-type="string">
                <text:p>xor\_0</text:p>
              </table:table-cell>
              <table:table-cell office:value-type="float" office:value="123.555">
                <text:p>123.555</text:p>
              </table:table-cell>
            </table:table-row>
            <table:table-row>
              <table:table-cell office:value-type="string">
                <text:p>xor\_32</text:p>
              </table:table-cell>
              <table:table-cell office:value-type="float" office:value="108.112">
                <text:p>108.1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bar" chart:style-name="ch1">
        <chart:legend chart:legend-position="end" svg:x="14.01cm" svg:y="4.204cm" style:legend-expansion="high" chart:style-name="ch2"/>
        <chart:plot-area chart:style-name="ch3" table:cell-range-address="Galileo.B3:Galileo.B23 'new Galileo'.L3:'new Galileo'.L3 Galileo.K3:Galileo.K23" chart:data-source-has-labels="both" svg:x="0.319cm" svg:y="0.18cm" svg:width="13.372cm" svg:height="8.646cm">
          <chartooo:coordinate-region svg:x="1.231cm" svg:y="0.379cm" svg:width="12.46cm" svg:height="7.001cm"/>
          <chart:axis chart:dimension="x" chart:name="primary-x" chart:style-name="ch4" chartooo:axis-type="auto">
            <chartooo:date-scale/>
            <chart:categories table:cell-range-address="Galileo.B3:Galileo.B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alileo.K3:Galileo.K23" chart:label-cell-address="'new Galileo'.L3:'new Galileo'.L3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.74752</text:p>
                <draw:g>
                  <svg:desc>'new Galileo'.L3:'new Galileo'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p</text:p>
                <draw:g>
                  <svg:desc>Galileo.B3:Galileo.B23</svg:desc>
                </draw:g>
              </table:table-cell>
              <table:table-cell office:value-type="float" office:value="2.74752">
                <text:p>2.74752</text:p>
                <draw:g>
                  <svg:desc>Galileo.K3:Galileo.K23</svg:desc>
                </draw:g>
              </table:table-cell>
            </table:table-row>
            <table:table-row>
              <table:table-cell office:value-type="string">
                <text:p>nop\_nop</text:p>
              </table:table-cell>
              <table:table-cell office:value-type="float" office:value="2.736708">
                <text:p>2.736708</text:p>
              </table:table-cell>
            </table:table-row>
            <table:table-row>
              <table:table-cell office:value-type="string">
                <text:p>nop\_nop\_nop</text:p>
              </table:table-cell>
              <table:table-cell office:value-type="float" office:value="2.741796">
                <text:p>2.741796</text:p>
              </table:table-cell>
            </table:table-row>
            <table:table-row>
              <table:table-cell office:value-type="string">
                <text:p>addl\_0</text:p>
              </table:table-cell>
              <table:table-cell office:value-type="float" office:value="2.74434">
                <text:p>2.74434</text:p>
              </table:table-cell>
            </table:table-row>
            <table:table-row>
              <table:table-cell office:value-type="string">
                <text:p>addl\_32</text:p>
              </table:table-cell>
              <table:table-cell office:value-type="float" office:value="2.768508">
                <text:p>2.768508</text:p>
              </table:table-cell>
            </table:table-row>
            <table:table-row>
              <table:table-cell office:value-type="string">
                <text:p>and\_0</text:p>
              </table:table-cell>
              <table:table-cell office:value-type="float" office:value="2.743704">
                <text:p>2.743704</text:p>
              </table:table-cell>
            </table:table-row>
            <table:table-row>
              <table:table-cell office:value-type="string">
                <text:p>and\_32</text:p>
              </table:table-cell>
              <table:table-cell office:value-type="float" office:value="2.767872">
                <text:p>2.767872</text:p>
              </table:table-cell>
            </table:table-row>
            <table:table-row>
              <table:table-cell office:value-type="string">
                <text:p>xor\_0</text:p>
              </table:table-cell>
              <table:table-cell office:value-type="float" office:value="2.752608">
                <text:p>2.752608</text:p>
              </table:table-cell>
            </table:table-row>
            <table:table-row>
              <table:table-cell office:value-type="string">
                <text:p>subl\_0</text:p>
              </table:table-cell>
              <table:table-cell office:value-type="float" office:value="2.751972">
                <text:p>2.751972</text:p>
              </table:table-cell>
            </table:table-row>
            <table:table-row>
              <table:table-cell office:value-type="string">
                <text:p>inc\_8</text:p>
              </table:table-cell>
              <table:table-cell office:value-type="float" office:value="2.753244">
                <text:p>2.753244</text:p>
              </table:table-cell>
            </table:table-row>
            <table:table-row>
              <table:table-cell office:value-type="string">
                <text:p>xor\_32</text:p>
              </table:table-cell>
              <table:table-cell office:value-type="float" office:value="2.753244">
                <text:p>2.753244</text:p>
              </table:table-cell>
            </table:table-row>
            <table:table-row>
              <table:table-cell office:value-type="string">
                <text:p>or\_32</text:p>
              </table:table-cell>
              <table:table-cell office:value-type="float" office:value="2.718264">
                <text:p>2.718264</text:p>
              </table:table-cell>
            </table:table-row>
            <table:table-row>
              <table:table-cell office:value-type="string">
                <text:p>subl\_32</text:p>
              </table:table-cell>
              <table:table-cell office:value-type="float" office:value="2.732892">
                <text:p>2.732892</text:p>
              </table:table-cell>
            </table:table-row>
            <table:table-row>
              <table:table-cell office:value-type="string">
                <text:p>dec\_8</text:p>
              </table:table-cell>
              <table:table-cell office:value-type="float" office:value="2.771052">
                <text:p>2.771052</text:p>
              </table:table-cell>
            </table:table-row>
            <table:table-row>
              <table:table-cell office:value-type="string">
                <text:p>or\_0</text:p>
              </table:table-cell>
              <table:table-cell office:value-type="float" office:value="2.762784">
                <text:p>2.762784</text:p>
              </table:table-cell>
            </table:table-row>
            <table:table-row>
              <table:table-cell office:value-type="string">
                <text:p>shr\_0</text:p>
              </table:table-cell>
              <table:table-cell office:value-type="float" office:value="2.767236">
                <text:p>2.767236</text:p>
              </table:table-cell>
            </table:table-row>
            <table:table-row>
              <table:table-cell office:value-type="string">
                <text:p>shr\_32</text:p>
              </table:table-cell>
              <table:table-cell office:value-type="float" office:value="2.732892">
                <text:p>2.732892</text:p>
              </table:table-cell>
            </table:table-row>
            <table:table-row>
              <table:table-cell office:value-type="string">
                <text:p>shl\_0</text:p>
              </table:table-cell>
              <table:table-cell office:value-type="float" office:value="2.768508">
                <text:p>2.768508</text:p>
              </table:table-cell>
            </table:table-row>
            <table:table-row>
              <table:table-cell office:value-type="string">
                <text:p>shl\_32</text:p>
              </table:table-cell>
              <table:table-cell office:value-type="float" office:value="2.742432">
                <text:p>2.742432</text:p>
              </table:table-cell>
            </table:table-row>
            <table:table-row>
              <table:table-cell office:value-type="string">
                <text:p>imull\_0</text:p>
              </table:table-cell>
              <table:table-cell office:value-type="float" office:value="2.74434">
                <text:p>2.74434</text:p>
              </table:table-cell>
            </table:table-row>
            <table:table-row>
              <table:table-cell office:value-type="string">
                <text:p>imull\_32</text:p>
              </table:table-cell>
              <table:table-cell office:value-type="float" office:value="2.7666">
                <text:p>2.76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